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3" style:family="paragraph" style:parent-style-name="Standard" style:list-style-name="">
      <style:paragraph-properties style:text-autospace="none"/>
      <style:text-properties fo:color="#000000" style:font-name="Consolas1" fo:font-size="9.5pt" style:font-size-asian="9.5pt" style:font-name-complex="Consolas1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00" style:font-name="Consolas1" fo:font-size="9.5pt" fo:font-weight="bold" style:font-size-asian="9.5pt" style:font-weight-asian="bold" style:font-name-complex="Consolas1" style:font-size-complex="9.5pt" style:font-weight-complex="bold"/>
    </style:style>
    <style:style style:name="P5" style:family="paragraph" style:parent-style-name="Standard" style:list-style-name="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Consolas" fo:font-size="9.5pt" style:font-size-asian="9.5pt" style:font-name-complex="Consolas2" style:font-size-complex="9.5pt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Consolas" fo:font-size="9.5pt" fo:font-weight="bold" style:font-size-asian="9.5pt" style:font-weight-asian="bold" style:font-name-complex="Consolas2" style:font-size-complex="9.5pt" style:font-weight-complex="bold"/>
    </style:style>
    <style:style style:name="P8" style:family="paragraph" style:parent-style-name="Standard" style:master-page-name="Standard">
      <style:paragraph-properties fo:margin-top="0in" fo:margin-bottom="0in" fo:line-height="100%" style:page-number="auto"/>
      <style:text-properties fo:color="#000000" style:font-name="Consolas" fo:font-size="9.5pt" fo:font-weight="bold" style:font-size-asian="9.5pt" style:font-weight-asian="bold" style:font-name-complex="Consolas2" style:font-size-complex="9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Consolas1" style:font-weight-asian="normal" style:font-weight-complex="normal"/>
    </style:style>
    <style:style style:name="T3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4" style:family="text">
      <style:text-properties fo:color="#0000ff" fo:font-weight="normal" style:font-name-asian="Consolas1" style:font-weight-asian="normal" style:font-weight-complex="normal"/>
    </style:style>
    <style:style style:name="T5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6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9" style:family="text">
      <style:text-properties style:font-name-asian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ign Patterns Part 2 of 3</text:p>
      <text:p text:style-name="P7">by Reynald Adolphe on Lynda/LIL</text:p>
      <text:p text:style-name="P6"/>
      <text:p text:style-name="P6">Three categories:</text:p>
      <text:p text:style-name="P6">1. creational -- create objects while hiding the creation process</text:p>
      <text:p text:style-name="P6"><text:tab/>Six patterns.</text:p>
      <text:p text:style-name="P6">2. structural -- class and object composition, simple</text:p>
      <text:p text:style-name="P6"><text:tab/>ways to relate entities.</text:p>
      <text:p text:style-name="P6"><text:tab/>Seven patterns.</text:p>
      <text:p text:style-name="P6">3. behavioral -- how objects communicate with each other.</text:p>
      <text:p text:style-name="P6"><text:tab/>Eleven patterns.</text:p>
      <text:p text:style-name="P6"/>
      <text:p text:style-name="P7">BUILDER PATTERN (creational)</text:p>
      <text:p text:style-name="P6"/>
      <text:p text:style-name="P6">Lets you separate and reuse a specific process to create objects.</text:p>
      <text:p text:style-name="P6">Only really useful when the creation of the object is complex.</text:p>
      <text:p text:style-name="P6">Otherwise, it's overkill.</text:p>
      <text:p text:style-name="P6"/>
      <text:p text:style-name="P6">It's kind of like the Abstract Factory pattern, but that one works</text:p>
      <text:p text:style-name="P6">with any objects, simple or complex. Builder is better for complex objects.</text:p>
      <text:p text:style-name="P6"/>
      <text:p text:style-name="P6">--- ---</text:p>
      <text:p text:style-name="P6"/>
      <text:p text:style-name="P7">Program.cs (all relevant classes are in this file):</text:p>
      <text:p text:style-name="P7"><text:span text:style-name="T1"/></text:p>
      <text:p text:style-name="P5">/// &lt;summary&gt;</text:p>
      <text:p text:style-name="P5">/// This code demonstrates the Builder pattern in which different cars </text:p>
      <text:p text:style-name="P5">/// are assembled in a step-by-step fashion. The CarFactory uses </text:p>
      <text:p text:style-name="P5">/// CarBuilders to construct a two types of cars in a series of </text:p>
      <text:p text:style-name="P5">/// sequential steps.</text:p>
      <text:p text:style-name="P5">/// &lt;/summary&gt;</text:p>
      <text:p text:style-name="P1"><text:span text:style-name="T3">namespace</text:span><text:span text:style-name="T5"> Builder</text:span></text:p>
      <text:p text:style-name="P2">{</text:p>
      <text:p text:style-name="P1"><text:span text:style-name="T5"><text:s text:c="4"/></text:span><text:span text:style-name="T3">class</text:span><text:span text:style-name="T5"> </text:span><text:span text:style-name="T6">Program</text:span></text:p>
      <text:p text:style-name="P2"><text:s text:c="4"/>{</text:p>
      <text:p text:style-name="P1"><text:span text:style-name="T5"><text:s text:c="8"/></text:span><text:span text:style-name="T7">/// &lt;summary&gt;</text:span></text:p>
      <text:p text:style-name="P1"><text:span text:style-name="T5"><text:s text:c="8"/></text:span><text:span text:style-name="T7">/// The Client</text:span></text:p>
      <text:p text:style-name="P1"><text:span text:style-name="T5"><text:s text:c="8"/></text:span><text:span text:style-name="T7">/// &lt;/summary&gt;</text:span>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</text:span><text:span text:style-name="T3">string</text:span><text:span text:style-name="T5">[] args)</text:span></text:p>
      <text:p text:style-name="P2"><text:s text:c="8"/>{</text:p>
      <text:p text:style-name="P1"><text:span text:style-name="T5"><text:s text:c="12"/></text:span><text:span text:style-name="T7">//all other classes were written by the prof ahead of time</text:span></text:p>
      <text:p text:style-name="P2"><text:s text:c="12"/></text:p>
      <text:p text:style-name="P1"><text:span text:style-name="T5"><text:s text:c="12"/></text:span><text:span text:style-name="T7">//instantiate a couple builders:</text:span></text:p>
      <text:p text:style-name="P1"><text:span text:style-name="T5"><text:s text:c="12"/></text:span><text:span text:style-name="T3">var</text:span><text:span text:style-name="T5"> superBuilder = </text:span><text:span text:style-name="T3">new</text:span><text:span text:style-name="T5"> SuperCarBuilder();</text:span></text:p>
      <text:p text:style-name="P1"><text:span text:style-name="T5"><text:s text:c="12"/></text:span><text:span text:style-name="T3">var</text:span><text:span text:style-name="T5"> notSoSuperBuilder = </text:span><text:span text:style-name="T3">new</text:span><text:span text:style-name="T5"> NotSoSuperCarBuilder();</text:span></text:p>
      <text:p text:style-name="P2"><text:s text:c="12"/></text:p>
      <text:p text:style-name="P1"><text:span text:style-name="T5"><text:s text:c="12"/></text:span><text:span text:style-name="T7">//instantiate a car factory:</text:span></text:p>
      <text:p text:style-name="P1"><text:span text:style-name="T5"><text:s text:c="12"/></text:span><text:span text:style-name="T3">var</text:span><text:span text:style-name="T5"> factory = </text:span><text:span text:style-name="T3">new</text:span><text:span text:style-name="T5"> Carfactory();</text:span></text:p>
      <text:p text:style-name="P2"><text:s text:c="12"/></text:p>
      <text:p text:style-name="P1"><text:span text:style-name="T5"><text:s text:c="12"/></text:span><text:span text:style-name="T7">//create a collection of the car builders:</text:span></text:p>
      <text:p text:style-name="P1"><text:span text:style-name="T5"><text:s text:c="12"/></text:span><text:span text:style-name="T7">//(so we can later loop through them)</text:span></text:p>
      <text:p text:style-name="P1"><text:span text:style-name="T5"><text:s text:c="12"/></text:span><text:span text:style-name="T3">var</text:span><text:span text:style-name="T5"> builders = </text:span><text:span text:style-name="T3">new</text:span><text:span text:style-name="T5"> List&lt;CarBuilder&gt; {</text:span></text:p>
      <text:p text:style-name="P2"><text:s text:c="16"/>superBuilder, notSoSuperBuilder</text:p>
      <text:p text:style-name="P2"><text:s text:c="12"/>};</text:p>
      <text:p text:style-name="P2"/>
      <text:p text:style-name="P1"><text:span text:style-name="T5"><text:s text:c="12"/></text:span><text:span text:style-name="T7">//for each builder</text:span></text:p>
      <text:p text:style-name="P1"><text:span text:style-name="T5"><text:s text:c="12"/></text:span><text:span text:style-name="T7">//first assign "car" within this loop</text:span></text:p>
      <text:p text:style-name="P1"><text:span text:style-name="T5"><text:s text:c="12"/></text:span><text:span text:style-name="T7">//to one builder at a time.</text:span></text:p>
      <text:p text:style-name="P1"><text:span text:style-name="T5"><text:s text:c="12"/></text:span><text:span text:style-name="T7">//then get the specs for that car.</text:span></text:p>
      <text:p text:style-name="P1"><text:span text:style-name="T5"><text:s text:c="12"/></text:span><text:span text:style-name="T3">foreach</text:span><text:span text:style-name="T5"> (var builder </text:span><text:span text:style-name="T3">in</text:span><text:span text:style-name="T5"> builders){</text:span></text:p>
      <text:p text:style-name="P1"><text:span text:style-name="T5"><text:s text:c="16"/></text:span><text:span text:style-name="T3">var</text:span><text:span text:style-name="T5"> car = factory.Build(builder);</text:span></text:p>
      <text:p text:style-name="P1"><text:soft-page-break/><text:span text:style-name="T5"><text:s text:c="16"/>Console.WriteLine(</text:span><text:span text:style-name="T8">$"The car requested by "</text:span><text:span text:style-name="T5"> +</text:span></text:p>
      <text:p text:style-name="P1"><text:span text:style-name="T5"><text:s text:c="20"/></text:span><text:span text:style-name="T8">$"</text:span><text:span text:style-name="T5">{builder.GetType().Name}</text:span><text:span text:style-name="T8">: "</text:span><text:span text:style-name="T5"> +</text:span></text:p>
      <text:p text:style-name="P1"><text:span text:style-name="T5"><text:s text:c="20"/></text:span><text:span text:style-name="T8">$"\nHorsepower: </text:span><text:span text:style-name="T5">{car.HorsePower}</text:span><text:span text:style-name="T8">"</text:span><text:span text:style-name="T5"> +</text:span></text:p>
      <text:p text:style-name="P1"><text:span text:style-name="T5"><text:s text:c="20"/></text:span><text:span text:style-name="T8">$"\nImpressive feature: </text:span><text:span text:style-name="T5">{car.MostImpressiveFeature}</text:span><text:span text:style-name="T8">"</text:span><text:span text:style-name="T5"> +</text:span></text:p>
      <text:p text:style-name="P1"><text:span text:style-name="T5"><text:s text:c="20"/></text:span><text:span text:style-name="T8">$"\nTop Speed: </text:span><text:span text:style-name="T5">{car.TopSpeedMPH}</text:span><text:span text:style-name="T8"> mph.\n"</text:span><text:span text:style-name="T5">);</text:span></text:p>
      <text:p text:style-name="P2"><text:s text:c="12"/>}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Product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6">Ca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TopSpeedMPH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HorsePower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MostImpressiveFeature { </text:span><text:span text:style-name="T3">get</text:span><text:span text:style-name="T5">; </text:span><text:span text:style-name="T3">set</text:span><text:span text:style-name="T5">; }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Builder' abstract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public</text:span><text:span text:style-name="T5"> </text:span><text:span text:style-name="T3">abstract</text:span><text:span text:style-name="T5"> </text:span><text:span text:style-name="T3">class</text:span><text:span text:style-name="T5"> </text:span><text:span text:style-name="T6">CarBuilder</text:span></text:p>
      <text:p text:style-name="P2"><text:s text:c="4"/>{</text:p>
      <text:p text:style-name="P1"><text:span text:style-name="T5"><text:s text:c="8"/></text:span><text:span text:style-name="T3">protected</text:span><text:span text:style-name="T5"> </text:span><text:span text:style-name="T3">readonly</text:span><text:span text:style-name="T5"> Car _car = </text:span><text:span text:style-name="T3">new</text:span><text:span text:style-name="T5"> Car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SetHorsePower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SetTopSpeed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SetImpressiveFeature()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irtual</text:span><text:span text:style-name="T5"> Car GetCar()</text:span></text:p>
      <text:p text:style-name="P2"><text:s text:c="8"/>{</text:p>
      <text:p text:style-name="P1"><text:span text:style-name="T5"><text:s text:c="12"/></text:span><text:span text:style-name="T3">return</text:span><text:span text:style-name="T5"> _car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Directo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6">Carfactory</text:span></text:p>
      <text:p text:style-name="P2"><text:s text:c="4"/>{</text:p>
      <text:p text:style-name="P1"><text:span text:style-name="T5"><text:s text:c="8"/></text:span><text:span text:style-name="T3">public</text:span><text:span text:style-name="T5"> Car Build(CarBuilder builder)</text:span></text:p>
      <text:p text:style-name="P2"><text:s text:c="8"/>{</text:p>
      <text:p text:style-name="P2"><text:s text:c="12"/>builder.SetHorsePower();</text:p>
      <text:p text:style-name="P2"><text:s text:c="12"/>builder.SetTopSpeed();</text:p>
      <text:p text:style-name="P2"><text:s text:c="12"/>builder.SetImpressiveFeature();</text:p>
      <text:p text:style-name="P1"><text:span text:style-name="T5"><text:s text:c="12"/></text:span><text:span text:style-name="T3">return</text:span><text:span text:style-name="T5"> builder.GetCar()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Builder1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6">NotSoSuperCarBuilder</text:span><text:span text:style-name="T5"> : CarBuilde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tHorsePower()</text:span></text:p>
      <text:p text:style-name="P2"><text:s text:c="8"/>{</text:p>
      <text:p text:style-name="P2"><text:s text:c="12"/>_car.HorsePower = 120;</text:p>
      <text:p text:style-name="P2"><text:s text:c="8"/>}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tTopSpeed()</text:span></text:p>
      <text:p text:style-name="P2"><text:s text:c="8"/>{</text:p>
      <text:p text:style-name="P2"><text:s text:c="12"/>_car.TopSpeedMPH = 70;</text:p>
      <text:p text:style-name="P2"><text:soft-page-break/><text:s text:c="8"/>}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tImpressiveFeature()</text:span></text:p>
      <text:p text:style-name="P2"><text:s text:c="8"/>{</text:p>
      <text:p text:style-name="P1"><text:span text:style-name="T5"><text:s text:c="12"/>_car.MostImpressiveFeature = </text:span><text:span text:style-name="T8">"Has Air Conditioning"</text:span><text:span text:style-name="T5">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Builder2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6">SuperCarBuilder</text:span><text:span text:style-name="T5"> : CarBuilder</text:span></text:p>
      <text:p text:style-name="P2"><text:s text:c="4"/>{</text:p>
      <text:p text:style-name="P2"/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tHorsePower()</text:span></text:p>
      <text:p text:style-name="P2"><text:s text:c="8"/>{</text:p>
      <text:p text:style-name="P2"><text:s text:c="12"/>_car.HorsePower = 1640;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tTopSpeed()</text:span></text:p>
      <text:p text:style-name="P2"><text:s text:c="8"/>{</text:p>
      <text:p text:style-name="P2"><text:s text:c="12"/>_car.TopSpeedMPH = 600;</text:p>
      <text:p text:style-name="P2"><text:s text:c="8"/>}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tImpressiveFeature()</text:span></text:p>
      <text:p text:style-name="P2"><text:s text:c="8"/>{</text:p>
      <text:p text:style-name="P1"><text:span text:style-name="T5"><text:s text:c="12"/>_car.MostImpressiveFeature = </text:span><text:span text:style-name="T8">"Can Fly"</text:span><text:span text:style-name="T5">;</text:span></text:p>
      <text:p text:style-name="P2"><text:s text:c="8"/>}</text:p>
      <text:p text:style-name="P2"><text:s text:c="4"/>}</text:p>
      <text:p text:style-name="P3"><text:span text:style-name="T9">}</text:span></text:p>
      <text:p text:style-name="P6"/>
      <text:p text:style-name="P6">--- ---</text:p>
      <text:p text:style-name="P6"/>
      <text:p text:style-name="P7">ADAPTER PATTERN (structural)</text:p>
      <text:p text:style-name="P6"/>
      <text:p text:style-name="P6">Converts an interface into another interface.</text:p>
      <text:p text:style-name="P6">It allows incompatible interfaces compatible,</text:p>
      <text:p text:style-name="P6">allowing them to work together.</text:p>
      <text:p text:style-name="P6"/>
      <text:p text:style-name="P6">Basically, you create an adapter method</text:p>
      <text:p text:style-name="P6">based on your own interface and the interface or method</text:p>
      <text:p text:style-name="P6">you want to use from the outside. Then that method</text:p>
      <text:p text:style-name="P6">will make the outside method run. Basically.</text:p>
      <text:p text:style-name="P6"/>
      <text:p text:style-name="P6">--- ---</text:p>
      <text:p text:style-name="P6"/>
      <text:p text:style-name="P5">/// &lt;summary&gt;</text:p>
      <text:p text:style-name="P5">/// This is code <text:s/>showing the adapter pattern for client company to get </text:p>
      <text:p text:style-name="P5">/// employee records for third party organizations whose interface is not </text:p>
      <text:p text:style-name="P5">/// compatible with client.</text:p>
      <text:p text:style-name="P5">/// &lt;/summary&gt;</text:p>
      <text:p text:style-name="P1"><text:span text:style-name="T3">namespace</text:span><text:span text:style-name="T5"> Adapter.Demonstration</text:span></text:p>
      <text:p text:style-name="P2">{</text:p>
      <text:p text:style-name="P1"><text:span text:style-name="T5"><text:s text:c="4"/></text:span><text:span text:style-name="T7">// 'Adaptee' class</text:span></text:p>
      <text:p text:style-name="P2"/>
      <text:p text:style-name="P1"><text:span text:style-name="T5"><text:s text:c="4"/></text:span><text:span text:style-name="T7">//start here with the class,</text:span></text:p>
      <text:p text:style-name="P1"><text:span text:style-name="T5"><text:s text:c="4"/></text:span><text:span text:style-name="T7">//just a list of employees.</text:span></text:p>
      <text:p text:style-name="P1"><text:span text:style-name="T5"><text:s text:c="4"/></text:span><text:span text:style-name="T7">//pretend this is a class from a third party org that</text:span></text:p>
      <text:p text:style-name="P1"><text:span text:style-name="T5"><text:s text:c="4"/></text:span><text:span text:style-name="T7">//our company works with.</text:span></text:p>
      <text:p text:style-name="P1"><text:span text:style-name="T5"><text:s text:c="4"/></text:span><text:span text:style-name="T7">//their code might not be compatible with ours.</text:span></text:p>
      <text:p text:style-name="P1"><text:span text:style-name="T5"><text:s text:c="4"/></text:span><text:span text:style-name="T7">//but we will make it so.</text:span></text:p>
      <text:p text:style-name="P1"><text:span text:style-name="T5"><text:s text:c="4"/></text:span><text:span text:style-name="T3">class</text:span><text:span text:style-name="T5"> </text:span><text:span text:style-name="T6">ThirdPartyEmployee</text:span></text:p>
      <text:p text:style-name="P2"><text:s text:c="4"/>{</text:p>
      <text:p text:style-name="P1"><text:soft-page-break/><text:span text:style-name="T5"><text:s text:c="8"/></text:span><text:span text:style-name="T3">public</text:span><text:span text:style-name="T5"> List&lt;</text:span><text:span text:style-name="T3">string</text:span><text:span text:style-name="T5">&gt; GetEmployeeList()</text:span></text:p>
      <text:p text:style-name="P2"><text:s text:c="8"/>{</text:p>
      <text:p text:style-name="P1"><text:span text:style-name="T5"><text:s text:c="12"/>List&lt;</text:span><text:span text:style-name="T3">string</text:span><text:span text:style-name="T5">&gt; EmployeeList = </text:span><text:span text:style-name="T3">new</text:span><text:span text:style-name="T5"> List&lt;</text:span><text:span text:style-name="T3">string</text:span><text:span text:style-name="T5">&gt;();</text:span></text:p>
      <text:p text:style-name="P1"><text:span text:style-name="T5"><text:s text:c="12"/>EmployeeList.Add(</text:span><text:span text:style-name="T8">"Peter"</text:span><text:span text:style-name="T5">);</text:span></text:p>
      <text:p text:style-name="P1"><text:span text:style-name="T5"><text:s text:c="12"/>EmployeeList.Add(</text:span><text:span text:style-name="T8">"Paul"</text:span><text:span text:style-name="T5">);</text:span></text:p>
      <text:p text:style-name="P1"><text:span text:style-name="T5"><text:s text:c="12"/>EmployeeList.Add(</text:span><text:span text:style-name="T8">"Puru"</text:span><text:span text:style-name="T5">);</text:span></text:p>
      <text:p text:style-name="P1"><text:span text:style-name="T5"><text:s text:c="12"/>EmployeeList.Add(</text:span><text:span text:style-name="T8">"Preethi"</text:span><text:span text:style-name="T5">);</text:span></text:p>
      <text:p text:style-name="P1"><text:span text:style-name="T5"><text:s text:c="12"/></text:span><text:span text:style-name="T3">return</text:span><text:span text:style-name="T5"> EmployeeList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 'ITarget' interface</text:span></text:p>
      <text:p text:style-name="P1"><text:span text:style-name="T5"><text:s text:c="4"/></text:span><text:span text:style-name="T3">interface</text:span><text:span text:style-name="T5"> </text:span><text:span text:style-name="T6">ITarget</text:span></text:p>
      <text:p text:style-name="P2"><text:s text:c="4"/>{</text:p>
      <text:p text:style-name="P1"><text:span text:style-name="T5"><text:s text:c="8"/>List&lt;</text:span><text:span text:style-name="T3">string</text:span><text:span text:style-name="T5">&gt; GetEmployees();</text:span></text:p>
      <text:p text:style-name="P2"><text:s text:c="4"/>}</text:p>
      <text:p text:style-name="P2"/>
      <text:p text:style-name="P1"><text:span text:style-name="T5"><text:s text:c="4"/></text:span><text:span text:style-name="T7">// 'Adapter' class</text:span></text:p>
      <text:p text:style-name="P1"><text:span text:style-name="T5"><text:s text:c="4"/></text:span><text:span text:style-name="T7">//inherits both the class and the interfaces from above.</text:span></text:p>
      <text:p text:style-name="P1"><text:span text:style-name="T5"><text:s text:c="4"/></text:span><text:span text:style-name="T7">//the method comes from the interface</text:span></text:p>
      <text:p text:style-name="P1"><text:span text:style-name="T5"><text:s text:c="4"/></text:span><text:span text:style-name="T7">//the thing returned is the method in the class.</text:span></text:p>
      <text:p text:style-name="P1"><text:span text:style-name="T5"><text:s text:c="4"/></text:span><text:span text:style-name="T3">class</text:span><text:span text:style-name="T5"> </text:span><text:span text:style-name="T6">EmployeeAdapter</text:span><text:span text:style-name="T5"> : ThirdPartyEmployee, ITarget</text:span></text:p>
      <text:p text:style-name="P2"><text:s text:c="4"/>{</text:p>
      <text:p text:style-name="P1"><text:span text:style-name="T5"><text:s text:c="8"/></text:span><text:span text:style-name="T3">public</text:span><text:span text:style-name="T5"> List&lt;</text:span><text:span text:style-name="T3">string</text:span><text:span text:style-name="T5">&gt; GetEmployees()</text:span></text:p>
      <text:p text:style-name="P2"><text:s text:c="8"/>{</text:p>
      <text:p text:style-name="P1"><text:span text:style-name="T5"><text:s text:c="12"/></text:span><text:span text:style-name="T3">return</text:span><text:span text:style-name="T5"> GetEmployeeList()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that's really it.</text:span></text:p>
      <text:p text:style-name="P1"><text:span text:style-name="T5"><text:s text:c="4"/></text:span><text:span text:style-name="T7">//you have some class. in this case our class </text:span></text:p>
      <text:p text:style-name="P1"><text:span text:style-name="T5"><text:s text:c="4"/></text:span><text:span text:style-name="T7">//instantiates and populates a list of employees.</text:span></text:p>
      <text:p text:style-name="P1"><text:span text:style-name="T5"><text:s text:c="4"/></text:span><text:span text:style-name="T7">//then you have an interface. in this case it will "getEmployees()"</text:span></text:p>
      <text:p text:style-name="P1"><text:span text:style-name="T5"><text:s text:c="4"/></text:span><text:span text:style-name="T7">//and finally you put them together by implementing the interface</text:span></text:p>
      <text:p text:style-name="P1"><text:span text:style-name="T5"><text:s text:c="4"/></text:span><text:span text:style-name="T7">//and activating the other class inside it.</text:span></text:p>
      <text:p text:style-name="P2"/>
      <text:p text:style-name="P1"><text:span text:style-name="T5"><text:s text:c="4"/></text:span><text:span text:style-name="T7">//why call it an adapter?</text:span></text:p>
      <text:p text:style-name="P1"><text:span text:style-name="T5"><text:s text:c="4"/></text:span><text:span text:style-name="T7">//because it can "adapt" to handle different things in different classes.</text:span></text:p>
      <text:p text:style-name="P1"><text:span text:style-name="T5"><text:s text:c="4"/></text:span><text:span text:style-name="T7">//eg, one class uses a list, another uses an array.</text:span></text:p>
      <text:p text:style-name="P1"><text:span text:style-name="T5"><text:s text:c="4"/></text:span><text:span text:style-name="T7">//prof gives no example, though :\</text:span></text:p>
      <text:p text:style-name="P2"/>
      <text:p text:style-name="P1"><text:span text:style-name="T5"><text:s text:c="4"/></text:span><text:span text:style-name="T7">// 'Client' class</text:span></text:p>
      <text:p text:style-name="P1"><text:span text:style-name="T5"><text:s text:c="4"/></text:span><text:span text:style-name="T3">class</text:span><text:span text:style-name="T5"> </text:span><text:span text:style-name="T6">Client</text:span></text:p>
      <text:p text:style-name="P2"><text:s text:c="4"/>{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</text:span><text:span text:style-name="T3">string</text:span><text:span text:style-name="T5">[] args)</text:span></text:p>
      <text:p text:style-name="P2"><text:s text:c="8"/>{</text:p>
      <text:p text:style-name="P1"><text:span text:style-name="T5"><text:s text:c="10"/></text:span><text:span text:style-name="T7">//how will the Client use that adapter, then?</text:span></text:p>
      <text:p text:style-name="P2"><text:s text:c="10"/></text:p>
      <text:p text:style-name="P1"><text:span text:style-name="T5"><text:s text:c="12"/>Console.WriteLine(</text:span><text:span text:style-name="T8">"Employee list from 3rd party org:"</text:span><text:span text:style-name="T5">);</text:span></text:p>
      <text:p text:style-name="P2"><text:s text:c="12"/>Console.WriteLine();</text:p>
      <text:p text:style-name="P2"/>
      <text:p text:style-name="P1"><text:span text:style-name="T5"><text:s text:c="12"/></text:span><text:span text:style-name="T7">//use the ITarget interface to call the</text:span></text:p>
      <text:p text:style-name="P1"><text:span text:style-name="T5"><text:s text:c="12"/></text:span><text:span text:style-name="T7">//class you need -- ie, ThirdPartyEmployee</text:span></text:p>
      <text:p text:style-name="P2"/>
      <text:p text:style-name="P1"><text:span text:style-name="T5"><text:s text:c="12"/></text:span><text:span text:style-name="T7">//first create an instance of the thing that will</text:span></text:p>
      <text:p text:style-name="P1"><text:span text:style-name="T5"><text:s text:c="12"/></text:span><text:span text:style-name="T7">//work with both our I and the outside class:</text:span></text:p>
      <text:p text:style-name="P1"><text:span text:style-name="T5"><text:s text:c="12"/>ITarget adapter = </text:span><text:span text:style-name="T3">new</text:span><text:span text:style-name="T5"> EmployeeAdapter();</text:span></text:p>
      <text:p text:style-name="P2"/>
      <text:p text:style-name="P1"><text:span text:style-name="T5"><text:s text:c="12"/></text:span><text:span text:style-name="T7">//then use its info and method to iterate through the list.</text:span></text:p>
      <text:p text:style-name="P1"><text:span text:style-name="T5"><text:s text:c="12"/></text:span><text:span text:style-name="T3">foreach</text:span><text:span text:style-name="T5"> (</text:span><text:span text:style-name="T3">string</text:span><text:span text:style-name="T5"> employee </text:span><text:span text:style-name="T3">in</text:span><text:span text:style-name="T5"> adapter.GetEmployees())</text:span></text:p>
      <text:p text:style-name="P2"><text:s text:c="12"/>{</text:p>
      <text:p text:style-name="P2"><text:soft-page-break/><text:s text:c="16"/>Console.WriteLine(employee);</text:p>
      <text:p text:style-name="P2"><text:s text:c="12"/>}</text:p>
      <text:p text:style-name="P2"><text:s text:c="12"/>Console.ReadLine();</text:p>
      <text:p text:style-name="P2"><text:s text:c="8"/>}</text:p>
      <text:p text:style-name="P2"><text:s text:c="4"/>}</text:p>
      <text:p text:style-name="P3"><text:span text:style-name="T9">}</text:span></text:p>
      <text:p text:style-name="P3"><text:span text:style-name="T9"/></text:p>
      <text:p text:style-name="P3"><text:span text:style-name="T9">--- ---</text:span></text:p>
      <text:p text:style-name="P3"><text:span text:style-name="T9"/></text:p>
      <text:p text:style-name="P4"><text:span text:style-name="T9">COMPOSITE PATTERN</text:span><text:span text:style-name="T9"> (structural)</text:span></text:p>
      <text:p text:style-name="P4"><text:span text:style-name="T2"/></text:p>
      <text:p text:style-name="P4"><text:span text:style-name="T2">Composes objects into tree structures to represent</text:span></text:p>
      <text:p text:style-name="P4"><text:span text:style-name="T2">part-whole hierarchies. Clients can treat objects and </text:span></text:p>
      <text:p text:style-name="P4"><text:span text:style-name="T2">compositions of objects the same way.</text:span></text:p>
      <text:p text:style-name="P4"><text:span text:style-name="T2"/></text:p>
      <text:p text:style-name="P4"><text:span text:style-name="T2">IOW, treating a group of objects and a single object the same,</text:span></text:p>
      <text:p text:style-name="P4"><text:span text:style-name="T2">even if they are different.</text:span></text:p>
      <text:p text:style-name="P4"><text:span text:style-name="T2"/></text:p>
      <text:p text:style-name="P4"><text:span text:style-name="T2">Our example will show an employee being able to see her own</text:span></text:p>
      <text:p text:style-name="P4"><text:span text:style-name="T2">employee records. “Bottom” employees are leaves of the tree (they </text:span></text:p>
      <text:p text:style-name="P4"><text:span text:style-name="T2">have no one under them). Managers have their own records and can</text:span></text:p>
      <text:p text:style-name="P4"><text:span text:style-name="T2">see their employees' records, too. In this case, the manager is </text:span></text:p>
      <text:p text:style-name="P4"><text:span text:style-name="T2">treated as the “composite” because they are both a single object</text:span></text:p>
      <text:p text:style-name="P4"><text:span text:style-name="T2">and a composite of their staff too. And that pattern can go all the </text:span></text:p>
      <text:p text:style-name="P4"><text:span text:style-name="T2">way up the chain. Each manager node is a composite of themselves plus</text:span></text:p>
      <text:p text:style-name="P4"><text:span text:style-name="T2">their subordinates.</text:span></text:p>
      <text:p text:style-name="P4"><text:span text:style-name="T2"/></text:p>
      <text:p text:style-name="P4"><text:span text:style-name="T2">At heart, this is a way to organize anything that is naturally a tree,</text:span></text:p>
      <text:p text:style-name="P4"><text:span text:style-name="T2">like org charts, family trees, etc. And second, that any methods that will</text:span></text:p>
      <text:p text:style-name="P4"><text:span text:style-name="T2">work on a leaf will also work on a branch/composite.</text:span></text:p>
      <text:p text:style-name="P4"><text:span text:style-name="T2"/></text:p>
      <text:p text:style-name="P4"><text:span text:style-name="T2">--- ---</text:span></text:p>
      <text:p text:style-name="P4"><text:span text:style-name="T2"/></text:p>
      <text:p text:style-name="P5">/// &lt;summary&gt;</text:p>
      <text:p text:style-name="P5">/// This code demonstrates the composite pattern for an application where </text:p>
      <text:p text:style-name="P5">/// any employee can see their own performance record. The supervisor can </text:p>
      <text:p text:style-name="P5">/// see their own and their subordinate’s performance record</text:p>
      <text:p text:style-name="P5">/// &lt;/summary&gt;</text:p>
      <text:p text:style-name="P1"><text:span text:style-name="T3">namespace</text:span><text:span text:style-name="T5"> Composite.Demonstration</text:span></text:p>
      <text:p text:style-name="P2">{</text:p>
      <text:p text:style-name="P1"><text:span text:style-name="T5"><text:s text:c="4"/></text:span><text:span text:style-name="T7">//'IComponent' interface</text:span></text:p>
      <text:p text:style-name="P1"><text:span text:style-name="T5"><text:s text:c="4"/></text:span><text:span text:style-name="T7">//3 properties, 1 method.</text:span></text:p>
      <text:p text:style-name="P1"><text:span text:style-name="T5"><text:s text:c="4"/></text:span><text:span text:style-name="T7">//will be implemented by plain employees and supervisors.</text:span></text:p>
      <text:p text:style-name="P1"><text:span text:style-name="T5"><text:s text:c="4"/></text:span><text:span text:style-name="T3">public</text:span><text:span text:style-name="T5"> </text:span><text:span text:style-name="T3">interface</text:span><text:span text:style-name="T5"> </text:span><text:span text:style-name="T6">IEmployee</text:span></text:p>
      <text:p text:style-name="P2"><text:s text:c="4"/>{</text:p>
      <text:p text:style-name="P1"><text:span text:style-name="T5"><text:s text:c="8"/></text:span><text:span text:style-name="T3">int</text:span><text:span text:style-name="T5"> EmployeeID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string</text:span><text:span text:style-name="T5"> Name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int</text:span><text:span text:style-name="T5"> Rating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void</text:span><text:span text:style-name="T5"> PerformanceSummary();</text:span></text:p>
      <text:p text:style-name="P2"><text:s text:c="4"/>}</text:p>
      <text:p text:style-name="P1"><text:span text:style-name="T5"><text:s text:c="4"/></text:span><text:span text:style-name="T7">//'Leaf' class - will be leaf node in tree structure</text:span></text:p>
      <text:p text:style-name="P1"><text:span text:style-name="T5"><text:s text:c="4"/></text:span><text:span text:style-name="T7">//this is for employees who do not supervise anyone</text:span></text:p>
      <text:p text:style-name="P1"><text:span text:style-name="T5"><text:s text:c="4"/></text:span><text:span text:style-name="T7">//they can see only their own records.</text:span></text:p>
      <text:p text:style-name="P1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6">Employee</text:span><text:span text:style-name="T5"> : IEmployee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EmployeeID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Name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Rating { </text:span><text:span text:style-name="T3">get</text:span><text:span text:style-name="T5">; </text:span><text:span text:style-name="T3">set</text:span><text:span text:style-name="T5">; }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PerformanceSummary()</text:span></text:p>
      <text:p text:style-name="P2"><text:s text:c="8"/>{</text:p>
      <text:p text:style-name="P1"><text:soft-page-break/><text:span text:style-name="T5"><text:s text:c="12"/>Console.WriteLine(</text:span><text:span text:style-name="T8">"\nPerformance summary of employee: "</text:span><text:span text:style-name="T5"> +</text:span></text:p>
      <text:p text:style-name="P1"><text:span text:style-name="T5"><text:s text:c="30"/></text:span><text:span text:style-name="T8">$"</text:span><text:span text:style-name="T5">{Name}</text:span><text:span text:style-name="T8"> is </text:span><text:span text:style-name="T5">{Rating}</text:span><text:span text:style-name="T8"> out of 5"</text:span><text:span text:style-name="T5">);</text:span></text:p>
      <text:p text:style-name="P2"><text:s text:c="8"/>}</text:p>
      <text:p text:style-name="P2"><text:s text:c="4"/>}</text:p>
      <text:p text:style-name="P1"><text:span text:style-name="T5"><text:s text:c="4"/></text:span><text:span text:style-name="T7">//'Composite' class - will be branch node in tree structure</text:span></text:p>
      <text:p text:style-name="P1"><text:span text:style-name="T5"><text:s text:c="4"/></text:span><text:span text:style-name="T7">//a supervisor who can see her own records and the</text:span></text:p>
      <text:p text:style-name="P1"><text:span text:style-name="T5"><text:s text:c="4"/></text:span><text:span text:style-name="T7">//records of her staff.</text:span></text:p>
      <text:p text:style-name="P1"><text:span text:style-name="T5"><text:s text:c="4"/></text:span><text:span text:style-name="T7">//notice the extra methods to list staff and add staff.</text:span></text:p>
      <text:p text:style-name="P1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6">Supervisor</text:span><text:span text:style-name="T5"> : IEmployee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EmployeeID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Name { </text:span><text:span text:style-name="T3">get</text:span><text:span text:style-name="T5">; </text:span><text:span text:style-name="T3">set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Rating { </text:span><text:span text:style-name="T3">get</text:span><text:span text:style-name="T5">; </text:span><text:span text:style-name="T3">set</text:span><text:span text:style-name="T5">; }</text:span></text:p>
      <text:p text:style-name="P2"/>
      <text:p text:style-name="P1"><text:span text:style-name="T5"><text:s text:c="8"/></text:span><text:span text:style-name="T3">public</text:span><text:span text:style-name="T5"> List&lt;IEmployee&gt; ListSubordinates = </text:span><text:span text:style-name="T3">new</text:span><text:span text:style-name="T5"> List&lt;IEmployee&gt;()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PerformanceSummary()</text:span></text:p>
      <text:p text:style-name="P2"><text:s text:c="8"/>{</text:p>
      <text:p text:style-name="P1"><text:span text:style-name="T5"><text:s text:c="12"/>Console.WriteLine(</text:span><text:span text:style-name="T8">"\nPerformance summary of supervisor: "</text:span><text:span text:style-name="T5"> +</text:span></text:p>
      <text:p text:style-name="P1"><text:span text:style-name="T5"><text:s text:c="30"/></text:span><text:span text:style-name="T8">$"</text:span><text:span text:style-name="T5">{Name}</text:span><text:span text:style-name="T8"> is </text:span><text:span text:style-name="T5">{Rating}</text:span><text:span text:style-name="T8"> out of 5"</text:span><text:span text:style-name="T5">);</text:span>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AddSubordinate(IEmployee employee)</text:span></text:p>
      <text:p text:style-name="P2"><text:s text:c="8"/>{</text:p>
      <text:p text:style-name="P2"><text:s text:c="12"/>ListSubordinates.Add(employee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3">class</text:span><text:span text:style-name="T5"> </text:span><text:span text:style-name="T6">Program</text:span></text:p>
      <text:p text:style-name="P2"><text:s text:c="4"/>{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</text:span><text:span text:style-name="T3">string</text:span><text:span text:style-name="T5">[] args)</text:span></text:p>
      <text:p text:style-name="P2"><text:s text:c="8"/>{</text:p>
      <text:p text:style-name="P1"><text:span text:style-name="T5"><text:s text:c="12"/></text:span><text:span text:style-name="T7">//start with creating some employees:</text:span></text:p>
      <text:p text:style-name="P1"><text:span text:style-name="T5"><text:s text:c="12"/>Employee lucy = </text:span><text:span text:style-name="T3">new</text:span><text:span text:style-name="T5"> Employee {EmployeeID = 1,</text:span></text:p>
      <text:p text:style-name="P1"><text:span text:style-name="T5"><text:s text:c="16"/>Name = </text:span><text:span text:style-name="T8">"Lucy"</text:span><text:span text:style-name="T5">, Rating = 4};</text:span></text:p>
      <text:p text:style-name="P1"><text:span text:style-name="T5"><text:s text:c="12"/>Employee ricky = </text:span><text:span text:style-name="T3">new</text:span><text:span text:style-name="T5"> Employee {EmployeeID = 2,</text:span></text:p>
      <text:p text:style-name="P1"><text:span text:style-name="T5"><text:s text:c="16"/>Name = </text:span><text:span text:style-name="T8">"Ricky"</text:span><text:span text:style-name="T5">, Rating = 3};</text:span></text:p>
      <text:p text:style-name="P1"><text:span text:style-name="T5"><text:s text:c="12"/>Employee ginger = </text:span><text:span text:style-name="T3">new</text:span><text:span text:style-name="T5"> Employee {EmployeeID = 3,</text:span></text:p>
      <text:p text:style-name="P1"><text:span text:style-name="T5"><text:s text:c="16"/>Name = </text:span><text:span text:style-name="T8">"Ginger"</text:span><text:span text:style-name="T5">, Rating = 5};</text:span></text:p>
      <text:p text:style-name="P2"><text:s text:c="12"/></text:p>
      <text:p text:style-name="P1"><text:span text:style-name="T5"><text:s text:c="12"/></text:span><text:span text:style-name="T7">//and supervisors:</text:span></text:p>
      <text:p text:style-name="P1"><text:span text:style-name="T5"><text:s text:c="12"/>Supervisor thurston = </text:span><text:span text:style-name="T3">new</text:span><text:span text:style-name="T5"> Supervisor {EmployeeID = 4,</text:span></text:p>
      <text:p text:style-name="P1"><text:span text:style-name="T5"><text:s text:c="16"/>Name = </text:span><text:span text:style-name="T8">"Thurston"</text:span><text:span text:style-name="T5">, Rating = 4};</text:span></text:p>
      <text:p text:style-name="P1"><text:span text:style-name="T5"><text:s text:c="12"/>Supervisor donna = </text:span><text:span text:style-name="T3">new</text:span><text:span text:style-name="T5"> Supervisor {EmployeeID = 5,</text:span></text:p>
      <text:p text:style-name="P1"><text:span text:style-name="T5"><text:s text:c="16"/>Name = </text:span><text:span text:style-name="T8">"Donna"</text:span><text:span text:style-name="T5">, Rating = 5};</text:span></text:p>
      <text:p text:style-name="P2"/>
      <text:p text:style-name="P1"><text:span text:style-name="T5"><text:s text:c="12"/></text:span><text:span text:style-name="T7">//create their supervisor/employee relationships:</text:span></text:p>
      <text:p text:style-name="P2"><text:s text:c="12"/>thurston.AddSubordinate(lucy);</text:p>
      <text:p text:style-name="P2"><text:s text:c="12"/>donna.AddSubordinate(ricky);</text:p>
      <text:p text:style-name="P2"><text:s text:c="12"/>donna.AddSubordinate(ginger);</text:p>
      <text:p text:style-name="P2"/>
      <text:p text:style-name="P1"><text:span text:style-name="T5"><text:s text:c="12"/>Console.WriteLine(</text:span><text:span text:style-name="T8">"Employee can see their performance summary:"</text:span><text:span text:style-name="T5">);</text:span></text:p>
      <text:p text:style-name="P2"><text:s text:c="12"/>lucy.PerformanceSummary();</text:p>
      <text:p text:style-name="P2"/>
      <text:p text:style-name="P1"><text:span text:style-name="T5"><text:s text:c="12"/>Console.WriteLine(</text:span><text:span text:style-name="T8">"Supervisors can see their subordinates:"</text:span><text:span text:style-name="T5">);</text:span></text:p>
      <text:p text:style-name="P2"><text:s text:c="12"/>donna.PerformanceSummary();</text:p>
      <text:p text:style-name="P2"/>
      <text:p text:style-name="P1"><text:span text:style-name="T5"><text:s text:c="12"/>Console.WriteLine(</text:span><text:span text:style-name="T8">"Subordinate performaces:"</text:span><text:span text:style-name="T5">);</text:span></text:p>
      <text:p text:style-name="P1"><text:span text:style-name="T5"><text:s text:c="12"/></text:span><text:span text:style-name="T3">foreach</text:span><text:span text:style-name="T5"> (Employee employee </text:span><text:span text:style-name="T3">in</text:span><text:span text:style-name="T5"> donna.ListSubordinates)</text:span></text:p>
      <text:p text:style-name="P2"><text:tab/> <text:s text:c="7"/>{</text:p>
      <text:p text:style-name="P2"><text:s text:c="16"/>employee.PerformanceSummary();</text:p>
      <text:p text:style-name="P2"><text:soft-page-break/><text:tab/> <text:s text:c="7"/>}</text:p>
      <text:p text:style-name="P2"/>
      <text:p text:style-name="P2"><text:s text:c="12"/>Console.ReadLine();</text:p>
      <text:p text:style-name="P2"><text:s text:c="8"/>}</text:p>
      <text:p text:style-name="P2"><text:s text:c="4"/>}</text:p>
      <text:p text:style-name="P3"><text:span text:style-name="T9">}</text:span></text:p>
      <text:p text:style-name="P3"><text:span text:style-name="T2"/></text:p>
      <text:p text:style-name="P3"><text:span text:style-name="T2">--- ---</text:span></text:p>
      <text:p text:style-name="P3"><text:span text:style-name="T2"/></text:p>
      <text:p text:style-name="P4"><text:span text:style-name="T9">CHAIN OF RESPONSIBILITY (behavioral)</text:span></text:p>
      <text:p text:style-name="P4"><text:span text:style-name="T2"/></text:p>
      <text:p text:style-name="P4"><text:span text:style-name="T2">Avoids coupling the sender of a request to a receiver by giving</text:span></text:p>
      <text:p text:style-name="P4"><text:span text:style-name="T2">more than one object a chance to handle the request. It CHAINS the</text:span></text:p>
      <text:p text:style-name="P4"><text:span text:style-name="T2">receiving objects and passes the request along the chain until an</text:span></text:p>
      <text:p text:style-name="P4"><text:span text:style-name="T2">object handles it.</text:span></text:p>
      <text:p text:style-name="P4"><text:span text:style-name="T2"/></text:p>
      <text:p text:style-name="P4"><text:span text:style-name="T2">Think of calling a help desk, and being passed around until you</text:span></text:p>
      <text:p text:style-name="P4"><text:span text:style-name="T2">get someone who knows how to help you.</text:span></text:p>
      <text:p text:style-name="P4"><text:span text:style-name="T2"/></text:p>
      <text:p text:style-name="P4"><text:span text:style-name="T2">You might start with a handler interface or abstract, and several concrete </text:span></text:p>
      <text:p text:style-name="P4"><text:span text:style-name="T2">handlers that implement the interface in different ways.</text:span></text:p>
      <text:p text:style-name="P4"><text:span text:style-name="T2"/></text:p>
      <text:p text:style-name="P4"><text:span text:style-name="T2">Our example: the client needs approval for something. Depending on the</text:span></text:p>
      <text:p text:style-name="P4"><text:span text:style-name="T2">request, it might get approved by a director, a VP or the CEO.</text:span></text:p>
      <text:p text:style-name="P4"><text:span text:style-name="T2"/></text:p>
      <text:p text:style-name="P4"><text:span text:style-name="T2">--- ---</text:span></text:p>
      <text:p text:style-name="P4"><text:span text:style-name="T2"/></text:p>
      <text:p text:style-name="P5">/// &lt;summary&gt;</text:p>
      <text:p text:style-name="P5">/// This code demonstrates the Chain of Responsibility pattern in which </text:p>
      <text:p text:style-name="P5">/// several linked managers and executives can respond to a purchase </text:p>
      <text:p text:style-name="P5">/// request or hand it off to a superior. Each position has can have </text:p>
      <text:p text:style-name="P5">/// its own set of rules which orders they can approve.</text:p>
      <text:p text:style-name="P5">/// &lt;/summary&gt;</text:p>
      <text:p text:style-name="P1"><text:span text:style-name="T3">namespace</text:span><text:span text:style-name="T5"> Chain.Demonstration</text:span></text:p>
      <text:p text:style-name="P2">{</text:p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Chain of Responsibility Design Pattern.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lient</text:span></text:p>
      <text:p text:style-name="P2"><text:s text:c="4"/>{ <text:s text:c="7"/>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)</text:span></text:p>
      <text:p text:style-name="P2"><text:s text:c="8"/>{</text:p>
      <text:p text:style-name="P1"><text:span text:style-name="T5"><text:s text:c="12"/></text:span><text:span text:style-name="T7">//this code comes last after the blueprint for the chain is set up below.</text:span></text:p>
      <text:p text:style-name="P2"><text:s text:c="12"/></text:p>
      <text:p text:style-name="P1"><text:span text:style-name="T5"><text:s text:c="12"/></text:span><text:span text:style-name="T7">//define some Approvers:</text:span></text:p>
      <text:p text:style-name="P1"><text:span text:style-name="T5"><text:s text:c="12"/>Approver lucy = </text:span><text:span text:style-name="T3">new</text:span><text:span text:style-name="T5"> Director();</text:span></text:p>
      <text:p text:style-name="P1"><text:span text:style-name="T5"><text:s text:c="12"/>Approver ricky = </text:span><text:span text:style-name="T3">new</text:span><text:span text:style-name="T5"> VicePresident();</text:span></text:p>
      <text:p text:style-name="P1"><text:span text:style-name="T5"><text:s text:c="12"/>Approver ginger = </text:span><text:span text:style-name="T3">new</text:span><text:span text:style-name="T5"> President();</text:span></text:p>
      <text:p text:style-name="P2"/>
      <text:p text:style-name="P1"><text:span text:style-name="T5"><text:s text:c="12"/></text:span><text:span text:style-name="T7">//assign each of their successors (except Pres, who is the end of the chain):</text:span></text:p>
      <text:p text:style-name="P2"><text:s text:c="12"/>lucy.SetSuccessor(ricky);</text:p>
      <text:p text:style-name="P2"><text:s text:c="12"/>ricky.SetSuccessor(ginger);</text:p>
      <text:p text:style-name="P2"/>
      <text:p text:style-name="P1"><text:span text:style-name="T5"><text:s text:c="12"/></text:span><text:span text:style-name="T7">//generate a purchase request:</text:span></text:p>
      <text:p text:style-name="P1"><text:span text:style-name="T5"><text:s text:c="12"/>Purchase p1 = </text:span><text:span text:style-name="T3">new</text:span><text:span text:style-name="T5"> Purchase(888, 350.00, </text:span><text:span text:style-name="T8">"Assets"</text:span><text:span text:style-name="T5">);</text:span></text:p>
      <text:p text:style-name="P1"><text:span text:style-name="T5"><text:s text:c="12"/></text:span><text:span text:style-name="T7">//then send it to the first link in the approval chain:</text:span></text:p>
      <text:p text:style-name="P2"><text:s text:c="12"/>lucy.ProcessRequest(p1);</text:p>
      <text:p text:style-name="P1"><text:span text:style-name="T5"><text:s text:c="12"/></text:span><text:span text:style-name="T7">//approved by director</text:span></text:p>
      <text:p text:style-name="P2"/>
      <text:p text:style-name="P1"><text:span text:style-name="T5"><text:s text:c="12"/></text:span><text:span text:style-name="T7">//repeat with other amounts:</text:span></text:p>
      <text:p text:style-name="P1"><text:span text:style-name="T5"><text:s text:c="12"/>Purchase p2 = </text:span><text:span text:style-name="T3">new</text:span><text:span text:style-name="T5"> Purchase(889, 40000.00, </text:span><text:span text:style-name="T8">"Vehicle"</text:span><text:span text:style-name="T5">);</text:span></text:p>
      <text:p text:style-name="P2"><text:soft-page-break/><text:s text:c="12"/>lucy.ProcessRequest(p2);</text:p>
      <text:p text:style-name="P1"><text:span text:style-name="T5"><text:s text:c="12"/></text:span><text:span text:style-name="T7">//approved by president</text:span></text:p>
      <text:p text:style-name="P2"/>
      <text:p text:style-name="P1"><text:span text:style-name="T5"><text:s text:c="12"/>Purchase p3 = </text:span><text:span text:style-name="T3">new</text:span><text:span text:style-name="T5"> Purchase(890, 140000.00, </text:span><text:span text:style-name="T8">"Office Annex"</text:span><text:span text:style-name="T5">);</text:span></text:p>
      <text:p text:style-name="P2"><text:s text:c="12"/>lucy.ProcessRequest(p3);</text:p>
      <text:p text:style-name="P1"><text:span text:style-name="T5"><text:s text:c="12"/></text:span><text:span text:style-name="T7">//not approved; meeting scheduled.</text:span></text:p>
      <text:p text:style-name="P2"/>
      <text:p text:style-name="P1"><text:span text:style-name="T5"><text:s text:c="12"/></text:span><text:span text:style-name="T7">//wait for user:</text:span></text:p>
      <text:p text:style-name="P2"><text:s text:c="12"/>Console.ReadKey(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Handler' abstract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We name it Approver because pretend you are an employee</text:span></text:p>
      <text:p text:style-name="P1"><text:span text:style-name="T5"><text:s text:c="4"/></text:span><text:span text:style-name="T7">//who needs approval to, say, make a big purchase.</text:span></text:p>
      <text:p text:style-name="P1"><text:span text:style-name="T5"><text:s text:c="4"/></text:span><text:span text:style-name="T7">//could be an interface if we wanted.</text:span></text:p>
      <text:p text:style-name="P1"><text:span text:style-name="T5"><text:s text:c="4"/></text:span><text:span text:style-name="T7">//basically outlines the successor and a method stub</text:span></text:p>
      <text:p text:style-name="P1"><text:span text:style-name="T5"><text:s text:c="4"/></text:span><text:span text:style-name="T7">//for what the actual approver will actually do.</text:span></text:p>
      <text:p text:style-name="P1"><text:span text:style-name="T5"><text:s text:c="4"/></text:span><text:span text:style-name="T3">abstract</text:span><text:span text:style-name="T5"> </text:span><text:span text:style-name="T3">class</text:span><text:span text:style-name="T5"> </text:span><text:span text:style-name="T6">Approver</text:span></text:p>
      <text:p text:style-name="P2"><text:s text:c="4"/>{</text:p>
      <text:p text:style-name="P1"><text:span text:style-name="T5"><text:s text:c="8"/></text:span><text:span text:style-name="T3">protected</text:span><text:span text:style-name="T5"> Approver successor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SetSuccessor(Approver successor)</text:span></text:p>
      <text:p text:style-name="P2"><text:s text:c="8"/>{</text:p>
      <text:p text:style-name="P1"><text:span text:style-name="T5"><text:s text:c="12"/></text:span><text:span text:style-name="T3">this</text:span><text:span text:style-name="T5">.successor = successor;</text:span>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ProcessRequest(Purchase purchase);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Handle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in practice, we want the director to be able to approve</text:span></text:p>
      <text:p text:style-name="P1"><text:span text:style-name="T5"><text:s text:c="4"/></text:span><text:span text:style-name="T7">//up to $10k. if he can't, the request will pass on to the</text:span></text:p>
      <text:p text:style-name="P1"><text:span text:style-name="T5"><text:s text:c="4"/></text:span><text:span text:style-name="T7">//successor (ie, the next person in line)</text:span></text:p>
      <text:p text:style-name="P1"><text:span text:style-name="T5"><text:s text:c="4"/></text:span><text:span text:style-name="T3">class</text:span><text:span text:style-name="T5"> </text:span><text:span text:style-name="T6">Director</text:span><text:span text:style-name="T5"> : Approve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ProcessRequest(Purchase purchase)</text:span></text:p>
      <text:p text:style-name="P2"><text:s text:c="8"/>{</text:p>
      <text:p text:style-name="P1"><text:span text:style-name="T5"><text:s text:c="12"/></text:span><text:span text:style-name="T3">if</text:span><text:span text:style-name="T5"> (purchase.Amount &lt; 10000.0)</text:span></text:p>
      <text:p text:style-name="P2"><text:s text:c="12"/>{</text:p>
      <text:p text:style-name="P1"><text:span text:style-name="T5"><text:s text:c="16"/>Console.WriteLine(</text:span><text:span text:style-name="T8">"{0} approved request# {1}"</text:span><text:span text:style-name="T5">,</text:span></text:p>
      <text:p text:style-name="P1"><text:span text:style-name="T5"><text:s text:c="18"/></text:span><text:span text:style-name="T3">this</text:span><text:span text:style-name="T5">.GetType().Name, purchase.Number);</text:span></text:p>
      <text:p text:style-name="P2"><text:s text:c="12"/>}</text:p>
      <text:p text:style-name="P1"><text:span text:style-name="T5"><text:s text:c="12"/></text:span><text:span text:style-name="T3">else</text:span><text:span text:style-name="T5"> </text:span><text:span text:style-name="T3">if</text:span><text:span text:style-name="T5"> (successor != </text:span><text:span text:style-name="T3">null</text:span><text:span text:style-name="T5">)</text:span></text:p>
      <text:p text:style-name="P2"><text:s text:c="12"/>{</text:p>
      <text:p text:style-name="P2"><text:s text:c="16"/>successor.ProcessRequest(purchase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Handle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Ditto with the VP but up to $25k</text:span></text:p>
      <text:p text:style-name="P1"><text:span text:style-name="T5"><text:s text:c="4"/></text:span><text:span text:style-name="T3">class</text:span><text:span text:style-name="T5"> </text:span><text:span text:style-name="T6">VicePresident</text:span><text:span text:style-name="T5"> : Approve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ProcessRequest(Purchase purchase)</text:span></text:p>
      <text:p text:style-name="P2"><text:soft-page-break/><text:s text:c="8"/>{</text:p>
      <text:p text:style-name="P1"><text:span text:style-name="T5"><text:s text:c="12"/></text:span><text:span text:style-name="T3">if</text:span><text:span text:style-name="T5"> (purchase.Amount &lt; 25000.0)</text:span></text:p>
      <text:p text:style-name="P2"><text:s text:c="12"/>{</text:p>
      <text:p text:style-name="P1"><text:span text:style-name="T5"><text:s text:c="16"/>Console.WriteLine(</text:span><text:span text:style-name="T8">"{0} approved request# {1}"</text:span><text:span text:style-name="T5">,</text:span></text:p>
      <text:p text:style-name="P1"><text:span text:style-name="T5"><text:s text:c="18"/></text:span><text:span text:style-name="T3">this</text:span><text:span text:style-name="T5">.GetType().Name, purchase.Number);</text:span></text:p>
      <text:p text:style-name="P2"><text:s text:c="12"/>}</text:p>
      <text:p text:style-name="P1"><text:span text:style-name="T5"><text:s text:c="12"/></text:span><text:span text:style-name="T3">else</text:span><text:span text:style-name="T5"> </text:span><text:span text:style-name="T3">if</text:span><text:span text:style-name="T5"> (successor != </text:span><text:span text:style-name="T3">null</text:span><text:span text:style-name="T5">)</text:span></text:p>
      <text:p text:style-name="P2"><text:s text:c="12"/>{</text:p>
      <text:p text:style-name="P2"><text:s text:c="16"/>successor.ProcessRequest(purchase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Handle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Finally, up to the President, up to $100k.</text:span></text:p>
      <text:p text:style-name="P1"><text:span text:style-name="T5"><text:s text:c="4"/></text:span><text:span text:style-name="T7">//In this case, there is no successor; the chain</text:span></text:p>
      <text:p text:style-name="P1"><text:span text:style-name="T5"><text:s text:c="4"/></text:span><text:span text:style-name="T7">//"stops" with a decision to hold a meeting.</text:span></text:p>
      <text:p text:style-name="P1"><text:span text:style-name="T5"><text:s text:c="4"/></text:span><text:span text:style-name="T3">class</text:span><text:span text:style-name="T5"> </text:span><text:span text:style-name="T6">President</text:span><text:span text:style-name="T5"> : Approve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ProcessRequest(Purchase purchase)</text:span></text:p>
      <text:p text:style-name="P2"><text:s text:c="8"/>{</text:p>
      <text:p text:style-name="P1"><text:span text:style-name="T5"><text:s text:c="12"/></text:span><text:span text:style-name="T3">if</text:span><text:span text:style-name="T5"> (purchase.Amount &lt; 100000.0)</text:span></text:p>
      <text:p text:style-name="P2"><text:s text:c="12"/>{</text:p>
      <text:p text:style-name="P1"><text:span text:style-name="T5"><text:s text:c="16"/>Console.WriteLine(</text:span><text:span text:style-name="T8">"{0} approved request# {1}"</text:span><text:span text:style-name="T5">,</text:span></text:p>
      <text:p text:style-name="P1"><text:span text:style-name="T5"><text:s text:c="18"/></text:span><text:span text:style-name="T3">this</text:span><text:span text:style-name="T5">.GetType().Name, purchase.Number);</text:span></text:p>
      <text:p text:style-name="P2"><text:s text:c="12"/>}</text:p>
      <text:p text:style-name="P1"><text:span text:style-name="T5"><text:s text:c="12"/></text:span><text:span text:style-name="T3">else</text:span></text:p>
      <text:p text:style-name="P2"><text:s text:c="12"/>{</text:p>
      <text:p text:style-name="P2"><text:s text:c="16"/>Console.WriteLine(</text:p>
      <text:p text:style-name="P1"><text:span text:style-name="T5"><text:s text:c="18"/></text:span><text:span text:style-name="T8">"Request# {0} requires an executive meeting!"</text:span><text:span text:style-name="T5">,</text:span></text:p>
      <text:p text:style-name="P2"><text:s text:c="18"/>purchase.Number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Class holding request detail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is is just the request with its pertinent details.</text:span></text:p>
      <text:p text:style-name="P1"><text:span text:style-name="T5"><text:s text:c="4"/></text:span><text:span text:style-name="T7">//it's what gets passed to each approver.</text:span></text:p>
      <text:p text:style-name="P1"><text:span text:style-name="T5"><text:s text:c="4"/></text:span><text:span text:style-name="T3">class</text:span><text:span text:style-name="T5"> </text:span><text:span text:style-name="T6">Purchase</text:span></text:p>
      <text:p text:style-name="P2"><text:s text:c="4"/>{</text:p>
      <text:p text:style-name="P1"><text:span text:style-name="T5"><text:s text:c="8"/></text:span><text:span text:style-name="T3">private</text:span><text:span text:style-name="T5"> </text:span><text:span text:style-name="T3">int</text:span><text:span text:style-name="T5"> _number;</text:span></text:p>
      <text:p text:style-name="P1"><text:span text:style-name="T5"><text:s text:c="8"/></text:span><text:span text:style-name="T3">private</text:span><text:span text:style-name="T5"> </text:span><text:span text:style-name="T3">double</text:span><text:span text:style-name="T5"> _amount;</text:span></text:p>
      <text:p text:style-name="P1"><text:span text:style-name="T5"><text:s text:c="8"/></text:span><text:span text:style-name="T3">private</text:span><text:span text:style-name="T5"> </text:span><text:span text:style-name="T3">string</text:span><text:span text:style-name="T5"> _purpose;</text:span></text:p>
      <text:p text:style-name="P2"/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Purchase(</text:span><text:span text:style-name="T3">int</text:span><text:span text:style-name="T5"> number, </text:span><text:span text:style-name="T3">double</text:span><text:span text:style-name="T5"> amount, </text:span><text:span text:style-name="T3">string</text:span><text:span text:style-name="T5"> purpose)</text:span></text:p>
      <text:p text:style-name="P2"><text:s text:c="8"/>{</text:p>
      <text:p text:style-name="P1"><text:span text:style-name="T5"><text:s text:c="12"/></text:span><text:span text:style-name="T3">this</text:span><text:span text:style-name="T5">._number = number;</text:span></text:p>
      <text:p text:style-name="P1"><text:span text:style-name="T5"><text:s text:c="12"/></text:span><text:span text:style-name="T3">this</text:span><text:span text:style-name="T5">._amount = amount;</text:span></text:p>
      <text:p text:style-name="P1"><text:span text:style-name="T5"><text:s text:c="12"/></text:span><text:span text:style-name="T3">this</text:span><text:span text:style-name="T5">._purpose = purpose;</text:span></text:p>
      <text:p text:style-name="P2"><text:s text:c="8"/>}</text:p>
      <text:p text:style-name="P2"/>
      <text:p text:style-name="P1"><text:span text:style-name="T5"><text:s text:c="8"/></text:span><text:span text:style-name="T7">// Gets or sets purchase number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Number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number; }</text:span></text:p>
      <text:p text:style-name="P1"><text:span text:style-name="T5"><text:s text:c="12"/></text:span><text:span text:style-name="T3">set</text:span><text:span text:style-name="T5"> { _number = value; }</text:span></text:p>
      <text:p text:style-name="P2"><text:soft-page-break/><text:s text:c="8"/>}</text:p>
      <text:p text:style-name="P2"/>
      <text:p text:style-name="P1"><text:span text:style-name="T5"><text:s text:c="8"/></text:span><text:span text:style-name="T7">// Gets or sets purchase amount</text:span></text:p>
      <text:p text:style-name="P1"><text:span text:style-name="T5"><text:s text:c="8"/></text:span><text:span text:style-name="T3">public</text:span><text:span text:style-name="T5"> </text:span><text:span text:style-name="T3">double</text:span><text:span text:style-name="T5"> Amount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amount; }</text:span></text:p>
      <text:p text:style-name="P1"><text:span text:style-name="T5"><text:s text:c="12"/></text:span><text:span text:style-name="T3">set</text:span><text:span text:style-name="T5"> { _amount = value; }</text:span></text:p>
      <text:p text:style-name="P2"><text:s text:c="8"/>}</text:p>
      <text:p text:style-name="P2"/>
      <text:p text:style-name="P1"><text:span text:style-name="T5"><text:s text:c="8"/></text:span><text:span text:style-name="T7">// Gets or sets purchase purpose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Purpose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purpose; }</text:span></text:p>
      <text:p text:style-name="P1"><text:span text:style-name="T5"><text:s text:c="12"/></text:span><text:span text:style-name="T3">set</text:span><text:span text:style-name="T5"> { _purpose = value; }</text:span></text:p>
      <text:p text:style-name="P2"><text:s text:c="8"/>}</text:p>
      <text:p text:style-name="P2"><text:s text:c="4"/>}</text:p>
      <text:p text:style-name="P3"><text:span text:style-name="T9">}</text:span></text:p>
      <text:p text:style-name="P3"><text:span text:style-name="T2"/></text:p>
      <text:p text:style-name="P3"><text:span text:style-name="T2">--- ---</text:span></text:p>
      <text:p text:style-name="P3"><text:span text:style-name="T2"/></text:p>
      <text:p text:style-name="P4"><text:span text:style-name="T9">COMMAND PATTERN (behavioral)</text:span></text:p>
      <text:p text:style-name="P4"><text:span text:style-name="T2"/></text:p>
      <text:p text:style-name="P4"><text:span text:style-name="T2">Encapsulate a request as an object, letting you parameterize clients</text:span></text:p>
      <text:p text:style-name="P4"><text:span text:style-name="T2">with different requests (like queue or log requests(, and support </text:span></text:p>
      <text:p text:style-name="P4"><text:span text:style-name="T2">undoable operations.</text:span></text:p>
      <text:p text:style-name="P4"><text:span text:style-name="T2"/></text:p>
      <text:p text:style-name="P4"><text:span text:style-name="T2">IOW, use an object to store information that is required to perform an</text:span></text:p>
      <text:p text:style-name="P4"><text:span text:style-name="T2">action at any point in time, and that can later be undone.</text:span></text:p>
      <text:p text:style-name="P4"><text:span text:style-name="T2"/></text:p>
      <text:p text:style-name="P4"><text:span text:style-name="T2">Our example is a calculator. The calculator itself is the receiver.</text:span></text:p>
      <text:p text:style-name="P4"><text:span text:style-name="T2">CalculatorCommand executes the action received by the calculator. Command is</text:span></text:p>
      <text:p text:style-name="P4"><text:span text:style-name="T2">an interface, and the user/invoker is the person who wants to do the math.</text:span></text:p>
      <text:p text:style-name="P4"><text:span text:style-name="T2"/></text:p>
      <text:p text:style-name="P4"><text:span text:style-name="T2">A real world example us the Undo and Redo in programs like Word or InDesign.</text:span></text:p>
      <text:p text:style-name="P4"><text:span text:style-name="T2">The request itself is the “type capital A” or “make photo fit frame”. Each</text:span></text:p>
      <text:p text:style-name="P4"><text:span text:style-name="T2">request is stored as an object. The Undo and Redo just move those objects </text:span></text:p>
      <text:p text:style-name="P4"><text:span text:style-name="T2">off the layered list of recent requests, or put them back if told to</text:span></text:p>
      <text:p text:style-name="P4"><text:span text:style-name="T2">put them back. The objects themselves stick around separate from the</text:span></text:p>
      <text:p text:style-name="P4"><text:span text:style-name="T2">commands to execute or unexecute.</text:span></text:p>
      <text:p text:style-name="P4"><text:span text:style-name="T2"/></text:p>
      <text:p text:style-name="P4"><text:span text:style-name="T2">--- ---</text:span></text:p>
      <text:p text:style-name="P4"><text:span text:style-name="T2"/></text:p>
      <text:p text:style-name="P5">/// &lt;summary&gt;</text:p>
      <text:p text:style-name="P5">/// This code demonstrates the Command pattern used in a simple calculator </text:p>
      <text:p text:style-name="P5">/// with unlimited number of undo's and redo's. Note that in C# <text:s/>the </text:p>
      <text:p text:style-name="P5">/// word 'operator' is a keyword. Prefixing it with '@' allows using it </text:p>
      <text:p text:style-name="P5">/// as an identifier.</text:p>
      <text:p text:style-name="P5">/// &lt;/summary&gt;</text:p>
      <text:p text:style-name="P1"><text:span text:style-name="T3">namespace</text:span><text:span text:style-name="T5"> Command.Demonstration</text:span></text:p>
      <text:p text:style-name="P2">{</text:p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Command Design Pattern.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lient</text:span></text:p>
      <text:p text:style-name="P2"><text:s text:c="4"/>{</text:p>
      <text:p text:style-name="P1"><text:span text:style-name="T5"><text:s text:c="8"/></text:span><text:span text:style-name="T7">/// &lt;summary&gt;</text:span></text:p>
      <text:p text:style-name="P1"><text:span text:style-name="T5"><text:s text:c="8"/></text:span><text:span text:style-name="T7">/// Entry point into console application.</text:span></text:p>
      <text:p text:style-name="P1"><text:span text:style-name="T5"><text:s text:c="8"/></text:span><text:span text:style-name="T7">/// &lt;/summary&gt;</text:span>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)</text:span></text:p>
      <text:p text:style-name="P2"><text:s text:c="8"/>{</text:p>
      <text:p text:style-name="P1"><text:span text:style-name="T5"><text:s text:c="12"/></text:span><text:span text:style-name="T7">//this block comes after all the setup below.</text:span></text:p>
      <text:p text:style-name="P2"><text:soft-page-break/></text:p>
      <text:p text:style-name="P1"><text:span text:style-name="T5"><text:s text:c="12"/></text:span><text:span text:style-name="T7">//Create user</text:span></text:p>
      <text:p text:style-name="P1"><text:span text:style-name="T5"><text:s text:c="12"/>User user = </text:span><text:span text:style-name="T3">new</text:span><text:span text:style-name="T5"> User();</text:span></text:p>
      <text:p text:style-name="P2"/>
      <text:p text:style-name="P1"><text:span text:style-name="T5"><text:s text:c="12"/></text:span><text:span text:style-name="T7">//Use press calculator buttons</text:span></text:p>
      <text:p text:style-name="P1"><text:span text:style-name="T5"><text:s text:c="12"/></text:span><text:span text:style-name="T7">//Compute method is below in User class.</text:span></text:p>
      <text:p text:style-name="P1"><text:span text:style-name="T5"><text:s text:c="12"/>user.Compute(</text:span><text:span text:style-name="T8">'+'</text:span><text:span text:style-name="T5">, 100);</text:span></text:p>
      <text:p text:style-name="P1"><text:span text:style-name="T5"><text:s text:c="12"/>user.Compute(</text:span><text:span text:style-name="T8">'-'</text:span><text:span text:style-name="T5">, 50);</text:span></text:p>
      <text:p text:style-name="P1"><text:span text:style-name="T5"><text:s text:c="12"/>user.Compute(</text:span><text:span text:style-name="T8">'*'</text:span><text:span text:style-name="T5">, 10);</text:span></text:p>
      <text:p text:style-name="P1"><text:span text:style-name="T5"><text:s text:c="12"/>user.Compute(</text:span><text:span text:style-name="T8">'/'</text:span><text:span text:style-name="T5">, 2);</text:span></text:p>
      <text:p text:style-name="P2"/>
      <text:p text:style-name="P1"><text:span text:style-name="T5"><text:s text:c="12"/></text:span><text:span text:style-name="T7">//Undo 4 commands</text:span></text:p>
      <text:p text:style-name="P1"><text:span text:style-name="T5"><text:s text:c="12"/></text:span><text:span text:style-name="T7">//each of the Computes was added to a list of executed commands.</text:span></text:p>
      <text:p text:style-name="P1"><text:span text:style-name="T5"><text:s text:c="12"/></text:span><text:span text:style-name="T7">//this Undo method appears to be like a quasi pop.</text:span></text:p>
      <text:p text:style-name="P2"><text:s text:c="12"/>user.Undo(4);</text:p>
      <text:p text:style-name="P2"/>
      <text:p text:style-name="P1"><text:span text:style-name="T5"><text:s text:c="12"/></text:span><text:span text:style-name="T7">//Redo 3 commands</text:span></text:p>
      <text:p text:style-name="P2"><text:s text:c="12"/>user.Redo(3);</text:p>
      <text:p text:style-name="P2"/>
      <text:p text:style-name="P1"><text:span text:style-name="T5"><text:s text:c="12"/></text:span><text:span text:style-name="T7">//Wait for user</text:span></text:p>
      <text:p text:style-name="P2"><text:s text:c="12"/>Console.ReadKey();</text:p>
      <text:p text:style-name="P2"/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mmand' abstract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Here it's abstract but could be interface.</text:span></text:p>
      <text:p text:style-name="P1"><text:span text:style-name="T5"><text:s text:c="4"/></text:span><text:span text:style-name="T7">//Defines the two common methods the calculator can do.</text:span></text:p>
      <text:p text:style-name="P2"/>
      <text:p text:style-name="P1"><text:span text:style-name="T5"><text:s text:c="4"/></text:span><text:span text:style-name="T7">//I do believe: Command class should have only two methods:</text:span></text:p>
      <text:p text:style-name="P1"><text:span text:style-name="T5"><text:s text:c="4"/></text:span><text:span text:style-name="T7">//do it, and undo it.</text:span></text:p>
      <text:p text:style-name="P1"><text:span text:style-name="T5"><text:s text:c="4"/></text:span><text:span text:style-name="T7">//aka, execute and unexecute.</text:span></text:p>
      <text:p text:style-name="P1"><text:span text:style-name="T5"><text:s text:c="4"/></text:span><text:span text:style-name="T7">//aka, "I command you to do this thing!"</text:span></text:p>
      <text:p text:style-name="P2"/>
      <text:p text:style-name="P1"><text:span text:style-name="T5"><text:s text:c="4"/></text:span><text:span text:style-name="T7">//all other details of HOW it will do/undo</text:span></text:p>
      <text:p text:style-name="P1"><text:span text:style-name="T5"><text:s text:c="4"/></text:span><text:span text:style-name="T7">//are contained in the implementing class.</text:span></text:p>
      <text:p text:style-name="P1"><text:span text:style-name="T5"><text:s text:c="4"/></text:span><text:span text:style-name="T7">//presumably, multiple classes can implement this one</text:span></text:p>
      <text:p text:style-name="P1"><text:span text:style-name="T5"><text:s text:c="4"/></text:span><text:span text:style-name="T7">//and they don't have to be versions of a calculator</text:span></text:p>
      <text:p text:style-name="P1"><text:span text:style-name="T5"><text:s text:c="4"/></text:span><text:span text:style-name="T7">//so long as they can DO and thing and UNDO a thing.</text:span></text:p>
      <text:p text:style-name="P1"><text:span text:style-name="T5"><text:s text:c="4"/></text:span><text:span text:style-name="T3">abstract</text:span><text:span text:style-name="T5"> </text:span><text:span text:style-name="T3">class</text:span><text:span text:style-name="T5"> </text:span><text:span text:style-name="T6">Command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Execute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UnExecute();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Command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is is the implementation of the Command class</text:span></text:p>
      <text:p text:style-name="P1"><text:span text:style-name="T5"><text:s text:c="4"/></text:span><text:span text:style-name="T7">//it contains the two methods</text:span></text:p>
      <text:p text:style-name="P1"><text:span text:style-name="T5"><text:s text:c="4"/></text:span><text:span text:style-name="T7">//and the related properties and methods that the</text:span></text:p>
      <text:p text:style-name="P1"><text:span text:style-name="T5"><text:s text:c="4"/></text:span><text:span text:style-name="T7">//two common methods will need to actually work.</text:span></text:p>
      <text:p text:style-name="P1"><text:span text:style-name="T5"><text:s text:c="4"/></text:span><text:span text:style-name="T3">class</text:span><text:span text:style-name="T5"> </text:span><text:span text:style-name="T6">CalculatorCommand</text:span><text:span text:style-name="T5"> : Command</text:span></text:p>
      <text:p text:style-name="P2"><text:s text:c="4"/>{</text:p>
      <text:p text:style-name="P1"><text:span text:style-name="T5"><text:s text:c="8"/></text:span><text:span text:style-name="T3">private</text:span><text:span text:style-name="T5"> </text:span><text:span text:style-name="T3">char</text:span><text:span text:style-name="T5"> _operator;</text:span></text:p>
      <text:p text:style-name="P1"><text:span text:style-name="T5"><text:s text:c="8"/></text:span><text:span text:style-name="T3">private</text:span><text:span text:style-name="T5"> </text:span><text:span text:style-name="T3">int</text:span><text:span text:style-name="T5"> _operand;</text:span></text:p>
      <text:p text:style-name="P1"><text:span text:style-name="T5"><text:s text:c="8"/></text:span><text:span text:style-name="T3">private</text:span><text:span text:style-name="T5"> Calculator _calculator;</text:span></text:p>
      <text:p text:style-name="P2"/>
      <text:p text:style-name="P1"><text:span text:style-name="T5"><text:s text:c="8"/></text:span><text:span text:style-name="T7">// Constructor</text:span></text:p>
      <text:p text:style-name="P1"><text:soft-page-break/><text:span text:style-name="T5"><text:s text:c="8"/></text:span><text:span text:style-name="T3">public</text:span><text:span text:style-name="T5"> CalculatorCommand(Calculator calculator,</text:span></text:p>
      <text:p text:style-name="P1"><text:span text:style-name="T5"><text:s text:c="10"/></text:span><text:span text:style-name="T3">char</text:span><text:span text:style-name="T5"> @operator, </text:span><text:span text:style-name="T3">int</text:span><text:span text:style-name="T5"> operand)</text:span></text:p>
      <text:p text:style-name="P1"><text:span text:style-name="T5"><text:s text:c="12"/></text:span><text:span text:style-name="T7">//fyi "operator" is a C# keyword;</text:span></text:p>
      <text:p text:style-name="P1"><text:span text:style-name="T5"><text:s text:c="12"/></text:span><text:span text:style-name="T7">//the @ lets the code know this use is NOT a keyword.</text:span></text:p>
      <text:p text:style-name="P2"><text:s text:c="8"/>{</text:p>
      <text:p text:style-name="P1"><text:span text:style-name="T5"><text:s text:c="12"/></text:span><text:span text:style-name="T3">this</text:span><text:span text:style-name="T5">._calculator = calculator;</text:span></text:p>
      <text:p text:style-name="P1"><text:span text:style-name="T5"><text:s text:c="12"/></text:span><text:span text:style-name="T3">this</text:span><text:span text:style-name="T5">._operator = @operator;</text:span></text:p>
      <text:p text:style-name="P1"><text:span text:style-name="T5"><text:s text:c="12"/></text:span><text:span text:style-name="T3">this</text:span><text:span text:style-name="T5">._operand = operand;</text:span></text:p>
      <text:p text:style-name="P2"><text:s text:c="8"/>}</text:p>
      <text:p text:style-name="P2"/>
      <text:p text:style-name="P1"><text:span text:style-name="T5"><text:s text:c="8"/></text:span><text:span text:style-name="T7">// Gets operator</text:span></text:p>
      <text:p text:style-name="P1"><text:span text:style-name="T5"><text:s text:c="8"/></text:span><text:span text:style-name="T3">public</text:span><text:span text:style-name="T5"> </text:span><text:span text:style-name="T3">char</text:span><text:span text:style-name="T5"> Operator</text:span></text:p>
      <text:p text:style-name="P2"><text:s text:c="8"/>{</text:p>
      <text:p text:style-name="P1"><text:span text:style-name="T5"><text:s text:c="12"/></text:span><text:span text:style-name="T3">set</text:span><text:span text:style-name="T5"> { _operator = value; }</text:span></text:p>
      <text:p text:style-name="P2"><text:s text:c="8"/>}</text:p>
      <text:p text:style-name="P2"/>
      <text:p text:style-name="P1"><text:span text:style-name="T5"><text:s text:c="8"/></text:span><text:span text:style-name="T7">// Get operand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Operand</text:span></text:p>
      <text:p text:style-name="P2"><text:s text:c="8"/>{</text:p>
      <text:p text:style-name="P1"><text:span text:style-name="T5"><text:s text:c="12"/></text:span><text:span text:style-name="T3">set</text:span><text:span text:style-name="T5"> { _operand = value; }</text:span></text:p>
      <text:p text:style-name="P2"><text:s text:c="8"/>}</text:p>
      <text:p text:style-name="P2"/>
      <text:p text:style-name="P1"><text:span text:style-name="T5"><text:s text:c="8"/></text:span><text:span text:style-name="T7">// Execute new command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Execute()</text:span></text:p>
      <text:p text:style-name="P2"><text:s text:c="8"/>{</text:p>
      <text:p text:style-name="P2"><text:s text:c="12"/>_calculator.Operation(_operator, _operand);</text:p>
      <text:p text:style-name="P2"><text:s text:c="8"/>}</text:p>
      <text:p text:style-name="P2"/>
      <text:p text:style-name="P1"><text:span text:style-name="T5"><text:s text:c="8"/></text:span><text:span text:style-name="T7">// Unexecute last command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UnExecute()</text:span></text:p>
      <text:p text:style-name="P2"><text:s text:c="8"/>{</text:p>
      <text:p text:style-name="P2"><text:s text:c="12"/>_calculator.Operation(Undo(_operator), _operand);</text:p>
      <text:p text:style-name="P2"><text:s text:c="8"/>}</text:p>
      <text:p text:style-name="P2"/>
      <text:p text:style-name="P1"><text:span text:style-name="T5"><text:s text:c="8"/></text:span><text:span text:style-name="T7">// Returns opposite operator for given operator</text:span></text:p>
      <text:p text:style-name="P1"><text:span text:style-name="T5"><text:s text:c="8"/></text:span><text:span text:style-name="T3">private</text:span><text:span text:style-name="T5"> </text:span><text:span text:style-name="T3">char</text:span><text:span text:style-name="T5"> Undo(</text:span><text:span text:style-name="T3">char</text:span><text:span text:style-name="T5"> @operator)</text:span></text:p>
      <text:p text:style-name="P2"><text:s text:c="8"/>{</text:p>
      <text:p text:style-name="P1"><text:span text:style-name="T5"><text:s text:c="12"/></text:span><text:span text:style-name="T3">switch</text:span><text:span text:style-name="T5"> (@operator)</text:span></text:p>
      <text:p text:style-name="P2"><text:s text:c="12"/>{</text:p>
      <text:p text:style-name="P1"><text:span text:style-name="T5"><text:s text:c="16"/></text:span><text:span text:style-name="T3">case</text:span><text:span text:style-name="T5"> </text:span><text:span text:style-name="T8">'+'</text:span><text:span text:style-name="T5">: </text:span><text:span text:style-name="T3">return</text:span><text:span text:style-name="T5"> </text:span><text:span text:style-name="T8">'-'</text:span><text:span text:style-name="T5">;</text:span></text:p>
      <text:p text:style-name="P1"><text:span text:style-name="T5"><text:s text:c="16"/></text:span><text:span text:style-name="T3">case</text:span><text:span text:style-name="T5"> </text:span><text:span text:style-name="T8">'-'</text:span><text:span text:style-name="T5">: </text:span><text:span text:style-name="T3">return</text:span><text:span text:style-name="T5"> </text:span><text:span text:style-name="T8">'+'</text:span><text:span text:style-name="T5">;</text:span></text:p>
      <text:p text:style-name="P1"><text:span text:style-name="T5"><text:s text:c="16"/></text:span><text:span text:style-name="T3">case</text:span><text:span text:style-name="T5"> </text:span><text:span text:style-name="T8">'*'</text:span><text:span text:style-name="T5">: </text:span><text:span text:style-name="T3">return</text:span><text:span text:style-name="T5"> </text:span><text:span text:style-name="T8">'/'</text:span><text:span text:style-name="T5">;</text:span></text:p>
      <text:p text:style-name="P1"><text:span text:style-name="T5"><text:s text:c="16"/></text:span><text:span text:style-name="T3">case</text:span><text:span text:style-name="T5"> </text:span><text:span text:style-name="T8">'/'</text:span><text:span text:style-name="T5">: </text:span><text:span text:style-name="T3">return</text:span><text:span text:style-name="T5"> </text:span><text:span text:style-name="T8">'*'</text:span><text:span text:style-name="T5">;</text:span></text:p>
      <text:p text:style-name="P1"><text:span text:style-name="T5"><text:s text:c="16"/></text:span><text:span text:style-name="T3">default</text:span><text:span text:style-name="T5">:</text:span></text:p>
      <text:p text:style-name="P1"><text:span text:style-name="T5"><text:s text:c="20"/></text:span><text:span text:style-name="T3">throw</text:span><text:span text:style-name="T5"> </text:span><text:span text:style-name="T3">new</text:span></text:p>
      <text:p text:style-name="P1"><text:span text:style-name="T5"><text:s text:c="12"/>ArgumentException(</text:span><text:span text:style-name="T8">"@operator"</text:span><text:span text:style-name="T5">);</text:span></text:p>
      <text:p text:style-name="P2"><text:s text:c="12"/>}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Receive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alculator</text:span></text:p>
      <text:p text:style-name="P2"><text:s text:c="4"/>{</text:p>
      <text:p text:style-name="P1"><text:span text:style-name="T5"><text:s text:c="8"/></text:span><text:span text:style-name="T3">private</text:span><text:span text:style-name="T5"> </text:span><text:span text:style-name="T3">int</text:span><text:span text:style-name="T5"> _curr = 0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Operation(</text:span><text:span text:style-name="T3">char</text:span><text:span text:style-name="T5"> @operator, </text:span><text:span text:style-name="T3">int</text:span><text:span text:style-name="T5"> operand)</text:span></text:p>
      <text:p text:style-name="P2"><text:s text:c="8"/>{</text:p>
      <text:p text:style-name="P1"><text:span text:style-name="T5"><text:s text:c="12"/></text:span><text:span text:style-name="T3">switch</text:span><text:span text:style-name="T5"> (@operator)</text:span></text:p>
      <text:p text:style-name="P2"><text:s text:c="12"/>{</text:p>
      <text:p text:style-name="P1"><text:soft-page-break/><text:span text:style-name="T5"><text:s text:c="16"/></text:span><text:span text:style-name="T3">case</text:span><text:span text:style-name="T5"> </text:span><text:span text:style-name="T8">'+'</text:span><text:span text:style-name="T5">: _curr += operand; </text:span><text:span text:style-name="T3">break</text:span><text:span text:style-name="T5">;</text:span></text:p>
      <text:p text:style-name="P1"><text:span text:style-name="T5"><text:s text:c="16"/></text:span><text:span text:style-name="T3">case</text:span><text:span text:style-name="T5"> </text:span><text:span text:style-name="T8">'-'</text:span><text:span text:style-name="T5">: _curr -= operand; </text:span><text:span text:style-name="T3">break</text:span><text:span text:style-name="T5">;</text:span></text:p>
      <text:p text:style-name="P1"><text:span text:style-name="T5"><text:s text:c="16"/></text:span><text:span text:style-name="T3">case</text:span><text:span text:style-name="T5"> </text:span><text:span text:style-name="T8">'*'</text:span><text:span text:style-name="T5">: _curr *= operand; </text:span><text:span text:style-name="T3">break</text:span><text:span text:style-name="T5">;</text:span></text:p>
      <text:p text:style-name="P1"><text:span text:style-name="T5"><text:s text:c="16"/></text:span><text:span text:style-name="T3">case</text:span><text:span text:style-name="T5"> </text:span><text:span text:style-name="T8">'/'</text:span><text:span text:style-name="T5">: _curr /= operand; </text:span><text:span text:style-name="T3">break</text:span><text:span text:style-name="T5">;</text:span></text:p>
      <text:p text:style-name="P2"><text:s text:c="12"/>}</text:p>
      <text:p text:style-name="P2"><text:s text:c="12"/>Console.WriteLine(</text:p>
      <text:p text:style-name="P1"><text:span text:style-name="T5"><text:s text:c="14"/></text:span><text:span text:style-name="T8">"Current value = {0,3} (following {1} {2})"</text:span><text:span text:style-name="T5">,</text:span></text:p>
      <text:p text:style-name="P2"><text:s text:c="14"/>_curr, @operator, operand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Invoke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User</text:span></text:p>
      <text:p text:style-name="P2"><text:s text:c="4"/>{</text:p>
      <text:p text:style-name="P1"><text:span text:style-name="T5"><text:s text:c="8"/></text:span><text:span text:style-name="T7">// Initializers</text:span></text:p>
      <text:p text:style-name="P1"><text:span text:style-name="T5"><text:s text:c="8"/></text:span><text:span text:style-name="T3">private</text:span><text:span text:style-name="T5"> Calculator _calculator = </text:span><text:span text:style-name="T3">new</text:span><text:span text:style-name="T5"> Calculator();</text:span></text:p>
      <text:p text:style-name="P1"><text:span text:style-name="T5"><text:s text:c="8"/></text:span><text:span text:style-name="T3">private</text:span><text:span text:style-name="T5"> List&lt;Command&gt; _commands = </text:span><text:span text:style-name="T3">new</text:span><text:span text:style-name="T5"> List&lt;Command&gt;();</text:span></text:p>
      <text:p text:style-name="P1"><text:span text:style-name="T5"><text:s text:c="8"/></text:span><text:span text:style-name="T3">private</text:span><text:span text:style-name="T5"> </text:span><text:span text:style-name="T3">int</text:span><text:span text:style-name="T5"> _current = 0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Redo(</text:span><text:span text:style-name="T3">int</text:span><text:span text:style-name="T5"> levels)</text:span></text:p>
      <text:p text:style-name="P2"><text:s text:c="8"/>{</text:p>
      <text:p text:style-name="P1"><text:span text:style-name="T5"><text:s text:c="12"/>Console.WriteLine(</text:span><text:span text:style-name="T8">"\n---- Redo {0} levels "</text:span><text:span text:style-name="T5">, levels);</text:span></text:p>
      <text:p text:style-name="P1"><text:span text:style-name="T5"><text:s text:c="12"/></text:span><text:span text:style-name="T7">// Perform redo operations</text:span></text:p>
      <text:p text:style-name="P1"><text:span text:style-name="T5"><text:s text:c="12"/></text:span><text:span text:style-name="T3">for</text:span><text:span text:style-name="T5"> (</text:span><text:span text:style-name="T3">int</text:span><text:span text:style-name="T5"> i = 0; i &lt; levels; i++)</text:span></text:p>
      <text:p text:style-name="P2"><text:s text:c="12"/>{</text:p>
      <text:p text:style-name="P1"><text:span text:style-name="T5"><text:s text:c="16"/></text:span><text:span text:style-name="T3">if</text:span><text:span text:style-name="T5"> (_current &lt; _commands.Count - 1)</text:span></text:p>
      <text:p text:style-name="P2"><text:s text:c="16"/>{</text:p>
      <text:p text:style-name="P2"><text:s text:c="20"/>Command command = _commands[_current++];</text:p>
      <text:p text:style-name="P2"><text:s text:c="20"/>command.Execute();</text:p>
      <text:p text:style-name="P2"><text:s text:c="16"/>}</text:p>
      <text:p text:style-name="P2"><text:s text:c="12"/>}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Undo(</text:span><text:span text:style-name="T3">int</text:span><text:span text:style-name="T5"> levels)</text:span></text:p>
      <text:p text:style-name="P2"><text:s text:c="8"/>{</text:p>
      <text:p text:style-name="P1"><text:span text:style-name="T5"><text:s text:c="12"/>Console.WriteLine(</text:span><text:span text:style-name="T8">"\n---- Undo {0} levels "</text:span><text:span text:style-name="T5">, levels);</text:span></text:p>
      <text:p text:style-name="P1"><text:span text:style-name="T5"><text:s text:c="12"/></text:span><text:span text:style-name="T7">// Perform undo operations</text:span></text:p>
      <text:p text:style-name="P1"><text:span text:style-name="T5"><text:s text:c="12"/></text:span><text:span text:style-name="T3">for</text:span><text:span text:style-name="T5"> (</text:span><text:span text:style-name="T3">int</text:span><text:span text:style-name="T5"> i = 0; i &lt; levels; i++)</text:span></text:p>
      <text:p text:style-name="P2"><text:s text:c="12"/>{</text:p>
      <text:p text:style-name="P1"><text:span text:style-name="T5"><text:s text:c="16"/></text:span><text:span text:style-name="T3">if</text:span><text:span text:style-name="T5"> (_current &gt; 0)</text:span></text:p>
      <text:p text:style-name="P2"><text:s text:c="16"/>{</text:p>
      <text:p text:style-name="P1"><text:span text:style-name="T5"><text:s text:c="20"/>Command command = _commands[--_current] </text:span><text:span text:style-name="T3">as</text:span><text:span text:style-name="T5"> Command;</text:span></text:p>
      <text:p text:style-name="P2"><text:s text:c="20"/>command.UnExecute();</text:p>
      <text:p text:style-name="P2"><text:s text:c="16"/>}</text:p>
      <text:p text:style-name="P2"><text:s text:c="12"/>}</text:p>
      <text:p text:style-name="P2"><text:s text:c="8"/>}</text:p>
      <text:p text:style-name="P2"/>
      <text:p text:style-name="P1"><text:span text:style-name="T5"><text:s text:c="8"/></text:span><text:span text:style-name="T7">//here in the User class</text:span></text:p>
      <text:p text:style-name="P1"><text:span text:style-name="T5"><text:s text:c="8"/></text:span><text:span text:style-name="T7">//you see how a Command is created.</text:span></text:p>
      <text:p text:style-name="P1"><text:span text:style-name="T5"><text:s text:c="8"/></text:span><text:span text:style-name="T7">//we specify its a CalculatorCommand</text:span></text:p>
      <text:p text:style-name="P1"><text:span text:style-name="T5"><text:s text:c="8"/></text:span><text:span text:style-name="T7">//and pass in the relevant arguments</text:span></text:p>
      <text:p text:style-name="P1"><text:span text:style-name="T5"><text:s text:c="8"/></text:span><text:span text:style-name="T7">//(both to this method Compute and to</text:span></text:p>
      <text:p text:style-name="P1"><text:span text:style-name="T5"><text:s text:c="8"/></text:span><text:span text:style-name="T7">//the creation of CalculatorCOmmand.</text:span></text:p>
      <text:p text:style-name="P1"><text:span text:style-name="T5"><text:s text:c="8"/></text:span><text:span text:style-name="T7">//and then you just say "do it."</text:span></text:p>
      <text:p text:style-name="P1"><text:span text:style-name="T5"><text:s text:c="8"/></text:span><text:span text:style-name="T3">public</text:span><text:span text:style-name="T5"> </text:span><text:span text:style-name="T3">void</text:span><text:span text:style-name="T5"> Compute(</text:span><text:span text:style-name="T3">char</text:span><text:span text:style-name="T5"> @operator, </text:span><text:span text:style-name="T3">int</text:span><text:span text:style-name="T5"> operand)</text:span></text:p>
      <text:p text:style-name="P2"><text:s text:c="8"/>{</text:p>
      <text:p text:style-name="P1"><text:span text:style-name="T5"><text:s text:c="12"/></text:span><text:span text:style-name="T7">// Create command operation and execute it</text:span></text:p>
      <text:p text:style-name="P1"><text:span text:style-name="T5"><text:s text:c="12"/>Command command = </text:span><text:span text:style-name="T3">new</text:span><text:span text:style-name="T5"> CalculatorCommand(</text:span></text:p>
      <text:p text:style-name="P2"><text:s text:c="14"/>_calculator, @operator, operand);</text:p>
      <text:p text:style-name="P2"><text:soft-page-break/><text:s text:c="12"/>command.Execute();</text:p>
      <text:p text:style-name="P2"/>
      <text:p text:style-name="P1"><text:span text:style-name="T5"><text:s text:c="12"/></text:span><text:span text:style-name="T7">// Add command to undo list</text:span></text:p>
      <text:p text:style-name="P2"><text:s text:c="12"/>_commands.Add(command);</text:p>
      <text:p text:style-name="P2"><text:s text:c="12"/>_current++;</text:p>
      <text:p text:style-name="P2"><text:s text:c="8"/>}</text:p>
      <text:p text:style-name="P2"><text:s text:c="4"/>}</text:p>
      <text:p text:style-name="P3"><text:span text:style-name="T9">}</text:span></text:p>
      <text:p text:style-name="P3"><text:span text:style-name="T2"/></text:p>
      <text:p text:style-name="P3"><text:span text:style-name="T2">--- ---</text:span></text:p>
      <text:p text:style-name="P3"><text:span text:style-name="T2"/></text:p>
      <text:p text:style-name="P4"><text:span text:style-name="T9">INTERPRETER PATTERN (behavioral)</text:span></text:p>
      <text:p text:style-name="P4"><text:span text:style-name="T2"/></text:p>
      <text:p text:style-name="P4"><text:span text:style-name="T2">Given a language, it defines a representation for its grammar</text:span></text:p>
      <text:p text:style-name="P4"><text:span text:style-name="T2">along with an interpreter that uses the representation to</text:span></text:p>
      <text:p text:style-name="P4"><text:span text:style-name="T2">interpret sentences in the language.</text:span></text:p>
      <text:p text:style-name="P4"><text:span text:style-name="T2"/></text:p>
      <text:p text:style-name="P4"><text:span text:style-name="T2">IOW, it translates stuff.</text:span></text:p>
      <text:p text:style-name="P4"><text:span text:style-name="T2"/></text:p>
      <text:p text:style-name="P4"><text:span text:style-name="T2">Our example: Interpret roman numerals into decimals.</text:span></text:p>
      <text:p text:style-name="P4"><text:span text:style-name="T2"/></text:p>
      <text:p text:style-name="P4"><text:span text:style-name="T2">After the walkthrough, I guess this can also do secret codes.</text:span></text:p>
      <text:p text:style-name="P4"><text:span text:style-name="T2"/></text:p>
      <text:p text:style-name="P4"><text:span text:style-name="T2">--- ---</text:span></text:p>
      <text:p text:style-name="P2"/>
      <text:p text:style-name="P5">/// &lt;summary&gt;</text:p>
      <text:p text:style-name="P5">/// This code demonstrates the Interpreter pattern which is used to change </text:p>
      <text:p text:style-name="P5">/// a Roman numbers to decimal.</text:p>
      <text:p text:style-name="P5">/// &lt;/summary&gt;</text:p>
      <text:p text:style-name="P1"><text:span text:style-name="T3">namespace</text:span><text:span text:style-name="T5"> Interpreter.Demonstration</text:span></text:p>
      <text:p text:style-name="P2">{</text:p>
      <text:p text:style-name="P1"><text:span text:style-name="T5"><text:s text:c="4"/></text:span><text:span text:style-name="T7">/// &lt;summary&gt; </text:span></text:p>
      <text:p text:style-name="P1"><text:span text:style-name="T5"><text:s text:c="4"/></text:span><text:span text:style-name="T7">/// Interpreter Design Pattern.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lient</text:span></text:p>
      <text:p text:style-name="P2"><text:s text:c="4"/>{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)</text:span></text:p>
      <text:p text:style-name="P2"><text:s text:c="8"/>{</text:p>
      <text:p text:style-name="P1"><text:span text:style-name="T5"><text:s text:c="12"/></text:span><text:span text:style-name="T7">//this code is added after all of the other classes below.</text:span></text:p>
      <text:p text:style-name="P2"/>
      <text:p text:style-name="P1"><text:span text:style-name="T5"><text:s text:c="12"/></text:span><text:span text:style-name="T3">string</text:span><text:span text:style-name="T5"> roman = </text:span><text:span text:style-name="T8">"MMXVII"</text:span><text:span text:style-name="T5">;</text:span></text:p>
      <text:p text:style-name="P1"><text:span text:style-name="T5"><text:s text:c="12"/>Context context = </text:span><text:span text:style-name="T3">new</text:span><text:span text:style-name="T5"> Context(roman); </text:span><text:span text:style-name="T7">//start the translator</text:span></text:p>
      <text:p text:style-name="P2"/>
      <text:p text:style-name="P1"><text:span text:style-name="T5"><text:s text:c="12"/></text:span><text:span text:style-name="T7">//build the 'parse tree'</text:span></text:p>
      <text:p text:style-name="P1"><text:span text:style-name="T5"><text:s text:c="12"/>List&lt;Expression&gt; tree = </text:span><text:span text:style-name="T3">new</text:span><text:span text:style-name="T5"> List&lt;Expression&gt;();</text:span></text:p>
      <text:p text:style-name="P1"><text:span text:style-name="T5"><text:s text:c="12"/>tree.Add(</text:span><text:span text:style-name="T3">new</text:span><text:span text:style-name="T5"> ThousandExpression());</text:span></text:p>
      <text:p text:style-name="P1"><text:span text:style-name="T5"><text:s text:c="12"/>tree.Add(</text:span><text:span text:style-name="T3">new</text:span><text:span text:style-name="T5"> HundredExpression());</text:span></text:p>
      <text:p text:style-name="P1"><text:span text:style-name="T5"><text:s text:c="12"/>tree.Add(</text:span><text:span text:style-name="T3">new</text:span><text:span text:style-name="T5"> TenExpression());</text:span></text:p>
      <text:p text:style-name="P1"><text:span text:style-name="T5"><text:s text:c="12"/>tree.Add(</text:span><text:span text:style-name="T3">new</text:span><text:span text:style-name="T5"> OneExpression());</text:span></text:p>
      <text:p text:style-name="P2"/>
      <text:p text:style-name="P1"><text:span text:style-name="T5"><text:s text:c="12"/></text:span><text:span text:style-name="T7">//interpret</text:span></text:p>
      <text:p text:style-name="P1"><text:span text:style-name="T5"><text:s text:c="12"/></text:span><text:span text:style-name="T3">foreach</text:span><text:span text:style-name="T5"> (Expression expression </text:span><text:span text:style-name="T3">in</text:span><text:span text:style-name="T5"> tree)</text:span></text:p>
      <text:p text:style-name="P2"><text:s text:c="12"/>{</text:p>
      <text:p text:style-name="P2"><text:s text:c="16"/>expression.Interpret(context);</text:p>
      <text:p text:style-name="P2"><text:s text:c="12"/>}</text:p>
      <text:p text:style-name="P2"/>
      <text:p text:style-name="P1"><text:span text:style-name="T5"><text:s text:c="12"/>Console.WriteLine(</text:span><text:span text:style-name="T8">$"</text:span><text:span text:style-name="T5">{roman}</text:span><text:span text:style-name="T8"> = </text:span><text:span text:style-name="T5">{context.Output}</text:span><text:span text:style-name="T8">"</text:span><text:span text:style-name="T5">);</text:span></text:p>
      <text:p text:style-name="P2"/>
      <text:p text:style-name="P1"><text:span text:style-name="T5"><text:s text:c="12"/></text:span><text:span text:style-name="T7">//pause screen:</text:span></text:p>
      <text:p text:style-name="P2"><text:s text:c="12"/>Console.ReadLine();</text:p>
      <text:p text:style-name="P2"><text:s text:c="8"/>}</text:p>
      <text:p text:style-name="P2"><text:soft-page-break/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text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ontext</text:span></text:p>
      <text:p text:style-name="P2"><text:s text:c="4"/>{</text:p>
      <text:p text:style-name="P1"><text:span text:style-name="T5"><text:s text:c="8"/></text:span><text:span text:style-name="T3">private</text:span><text:span text:style-name="T5"> </text:span><text:span text:style-name="T3">string</text:span><text:span text:style-name="T5"> _input; </text:span><text:span text:style-name="T7">//takes in a roman numeral</text:span></text:p>
      <text:p text:style-name="P1"><text:span text:style-name="T5"><text:s text:c="8"/></text:span><text:span text:style-name="T3">private</text:span><text:span text:style-name="T5"> </text:span><text:span text:style-name="T3">int</text:span><text:span text:style-name="T5"> _output; </text:span><text:span text:style-name="T7">//out puts a decimal</text:span></text:p>
      <text:p text:style-name="P2"/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Context(</text:span><text:span text:style-name="T3">string</text:span><text:span text:style-name="T5"> input)</text:span></text:p>
      <text:p text:style-name="P2"><text:s text:c="8"/>{</text:p>
      <text:p text:style-name="P1"><text:span text:style-name="T5"><text:s text:c="12"/></text:span><text:span text:style-name="T3">this</text:span><text:span text:style-name="T5">._input = input;</text:span></text:p>
      <text:p text:style-name="P2"><text:s text:c="8"/>}</text:p>
      <text:p text:style-name="P2"/>
      <text:p text:style-name="P1"><text:span text:style-name="T5"><text:s text:c="8"/></text:span><text:span text:style-name="T7">// Gets or sets input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Input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input; }</text:span></text:p>
      <text:p text:style-name="P1"><text:span text:style-name="T5"><text:s text:c="12"/></text:span><text:span text:style-name="T3">set</text:span><text:span text:style-name="T5"> { _input = value; }</text:span></text:p>
      <text:p text:style-name="P2"><text:s text:c="8"/>}</text:p>
      <text:p text:style-name="P2"/>
      <text:p text:style-name="P1"><text:span text:style-name="T5"><text:s text:c="8"/></text:span><text:span text:style-name="T7">// Gets or sets output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Output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output; }</text:span></text:p>
      <text:p text:style-name="P1"><text:span text:style-name="T5"><text:s text:c="12"/></text:span><text:span text:style-name="T3">set</text:span><text:span text:style-name="T5"> { _output = value; }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AbstractExpression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is is what converts the roman to decimal, abstracted.</text:span></text:p>
      <text:p text:style-name="P1"><text:span text:style-name="T5"><text:s text:c="4"/></text:span><text:span text:style-name="T7">//It's the general rules for "take this letter and do some math to it"</text:span></text:p>
      <text:p text:style-name="P1"><text:span text:style-name="T5"><text:s text:c="4"/></text:span><text:span text:style-name="T7">//the exact letters and corresponding multipliers are supplied below.</text:span></text:p>
      <text:p text:style-name="P1"><text:span text:style-name="T5"><text:s text:c="4"/></text:span><text:span text:style-name="T3">abstract</text:span><text:span text:style-name="T5"> </text:span><text:span text:style-name="T3">class</text:span><text:span text:style-name="T5"> </text:span><text:span text:style-name="T6">Expression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void</text:span><text:span text:style-name="T5"> Interpret(Context context)</text:span></text:p>
      <text:p text:style-name="P2"><text:s text:c="8"/>{</text:p>
      <text:p text:style-name="P1"><text:span text:style-name="T5"><text:s text:c="12"/></text:span><text:span text:style-name="T3">if</text:span><text:span text:style-name="T5"> (context.Input.Length == 0)</text:span></text:p>
      <text:p text:style-name="P1"><text:span text:style-name="T5"><text:s text:c="16"/></text:span><text:span text:style-name="T3">return</text:span><text:span text:style-name="T5">;</text:span></text:p>
      <text:p text:style-name="P2"/>
      <text:p text:style-name="P1"><text:span text:style-name="T5"><text:s text:c="12"/></text:span><text:span text:style-name="T3">if</text:span><text:span text:style-name="T5"> (context.Input.StartsWith(Nine()))</text:span></text:p>
      <text:p text:style-name="P2"><text:s text:c="12"/>{</text:p>
      <text:p text:style-name="P2"><text:s text:c="16"/>context.Output += (9 * Multiplier());</text:p>
      <text:p text:style-name="P2"><text:s text:c="16"/>context.Input = context.Input.Substring(2);</text:p>
      <text:p text:style-name="P2"><text:s text:c="12"/>}</text:p>
      <text:p text:style-name="P1"><text:span text:style-name="T5"><text:s text:c="12"/></text:span><text:span text:style-name="T3">else</text:span><text:span text:style-name="T5"> </text:span><text:span text:style-name="T3">if</text:span><text:span text:style-name="T5"> (context.Input.StartsWith(Four()))</text:span></text:p>
      <text:p text:style-name="P2"><text:s text:c="12"/>{</text:p>
      <text:p text:style-name="P2"><text:s text:c="16"/>context.Output += (4 * Multiplier());</text:p>
      <text:p text:style-name="P2"><text:s text:c="16"/>context.Input = context.Input.Substring(2);</text:p>
      <text:p text:style-name="P2"><text:s text:c="12"/>}</text:p>
      <text:p text:style-name="P1"><text:span text:style-name="T5"><text:s text:c="12"/></text:span><text:span text:style-name="T3">else</text:span><text:span text:style-name="T5"> </text:span><text:span text:style-name="T3">if</text:span><text:span text:style-name="T5"> (context.Input.StartsWith(Five()))</text:span></text:p>
      <text:p text:style-name="P2"><text:s text:c="12"/>{</text:p>
      <text:p text:style-name="P2"><text:s text:c="16"/>context.Output += (5 * Multiplier());</text:p>
      <text:p text:style-name="P2"><text:s text:c="16"/>context.Input = context.Input.Substring(1);</text:p>
      <text:p text:style-name="P2"><text:s text:c="12"/>}</text:p>
      <text:p text:style-name="P2"/>
      <text:p text:style-name="P1"><text:span text:style-name="T5"><text:s text:c="12"/></text:span><text:span text:style-name="T3">while</text:span><text:span text:style-name="T5"> (context.Input.StartsWith(One()))</text:span></text:p>
      <text:p text:style-name="P2"><text:soft-page-break/><text:s text:c="12"/>{</text:p>
      <text:p text:style-name="P2"><text:s text:c="16"/>context.Output += (1 * Multiplier());</text:p>
      <text:p text:style-name="P2"><text:s text:c="16"/>context.Input = context.Input.Substring(1);</text:p>
      <text:p text:style-name="P2"><text:s text:c="12"/>}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string</text:span><text:span text:style-name="T5"> One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string</text:span><text:span text:style-name="T5"> Four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string</text:span><text:span text:style-name="T5"> Five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string</text:span><text:span text:style-name="T5"> Nine(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int</text:span><text:span text:style-name="T5"> Multiplier();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TerminalExpression' class</text:span></text:p>
      <text:p text:style-name="P1"><text:span text:style-name="T5"><text:s text:c="4"/></text:span><text:span text:style-name="T7">/// &lt;remarks&gt;</text:span></text:p>
      <text:p text:style-name="P1"><text:span text:style-name="T5"><text:s text:c="4"/></text:span><text:span text:style-name="T7">/// Thousand checks for the Roman Numeral M </text:span></text:p>
      <text:p text:style-name="P1"><text:span text:style-name="T5"><text:s text:c="4"/></text:span><text:span text:style-name="T7">/// &lt;/remarks&gt;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is is the concrete blocks put into the Expression</text:span></text:p>
      <text:p text:style-name="P1"><text:span text:style-name="T5"><text:s text:c="4"/></text:span><text:span text:style-name="T7">//for items in the 1000s space.</text:span></text:p>
      <text:p text:style-name="P1"><text:span text:style-name="T5"><text:s text:c="4"/></text:span><text:span text:style-name="T3">class</text:span><text:span text:style-name="T5"> </text:span><text:span text:style-name="T6">ThousandExpression</text:span><text:span text:style-name="T5"> : Expression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One() { </text:span><text:span text:style-name="T3">return</text:span><text:span text:style-name="T5"> </text:span><text:span text:style-name="T8">"M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our() { </text:span><text:span text:style-name="T3">return</text:span><text:span text:style-name="T5"> </text:span><text:span text:style-name="T8">" 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ive() { </text:span><text:span text:style-name="T3">return</text:span><text:span text:style-name="T5"> </text:span><text:span text:style-name="T8">" 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Nine() { </text:span><text:span text:style-name="T3">return</text:span><text:span text:style-name="T5"> </text:span><text:span text:style-name="T8">" 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int</text:span><text:span text:style-name="T5"> Multiplier() { </text:span><text:span text:style-name="T3">return</text:span><text:span text:style-name="T5"> 1000; }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TerminalExpression' class</text:span></text:p>
      <text:p text:style-name="P1"><text:span text:style-name="T5"><text:s text:c="4"/></text:span><text:span text:style-name="T7">/// &lt;remarks&gt;</text:span></text:p>
      <text:p text:style-name="P1"><text:span text:style-name="T5"><text:s text:c="4"/></text:span><text:span text:style-name="T7">/// Hundred checks C, CD, D or CM</text:span></text:p>
      <text:p text:style-name="P1"><text:span text:style-name="T5"><text:s text:c="4"/></text:span><text:span text:style-name="T7">/// &lt;/remarks&gt;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Same as above, but for 100s.</text:span></text:p>
      <text:p text:style-name="P1"><text:span text:style-name="T5"><text:s text:c="4"/></text:span><text:span text:style-name="T3">class</text:span><text:span text:style-name="T5"> </text:span><text:span text:style-name="T6">HundredExpression</text:span><text:span text:style-name="T5"> : Expression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One() { </text:span><text:span text:style-name="T3">return</text:span><text:span text:style-name="T5"> </text:span><text:span text:style-name="T8">"C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our() { </text:span><text:span text:style-name="T3">return</text:span><text:span text:style-name="T5"> </text:span><text:span text:style-name="T8">"CD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ive() { </text:span><text:span text:style-name="T3">return</text:span><text:span text:style-name="T5"> </text:span><text:span text:style-name="T8">"D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Nine() { </text:span><text:span text:style-name="T3">return</text:span><text:span text:style-name="T5"> </text:span><text:span text:style-name="T8">"CM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int</text:span><text:span text:style-name="T5"> Multiplier() { </text:span><text:span text:style-name="T3">return</text:span><text:span text:style-name="T5"> 100; }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TerminalExpression' class</text:span></text:p>
      <text:p text:style-name="P1"><text:span text:style-name="T5"><text:s text:c="4"/></text:span><text:span text:style-name="T7">/// &lt;remarks&gt;</text:span></text:p>
      <text:p text:style-name="P1"><text:span text:style-name="T5"><text:s text:c="4"/></text:span><text:span text:style-name="T7">/// Ten checks for X, XL, L and XC</text:span></text:p>
      <text:p text:style-name="P1"><text:span text:style-name="T5"><text:s text:c="4"/></text:span><text:span text:style-name="T7">/// &lt;/remarks&gt;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TenExpression</text:span><text:span text:style-name="T5"> : Expression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One() { </text:span><text:span text:style-name="T3">return</text:span><text:span text:style-name="T5"> </text:span><text:span text:style-name="T8">"X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our() { </text:span><text:span text:style-name="T3">return</text:span><text:span text:style-name="T5"> </text:span><text:span text:style-name="T8">"XL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ive() { </text:span><text:span text:style-name="T3">return</text:span><text:span text:style-name="T5"> </text:span><text:span text:style-name="T8">"L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Nine() { </text:span><text:span text:style-name="T3">return</text:span><text:span text:style-name="T5"> </text:span><text:span text:style-name="T8">"XC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int</text:span><text:span text:style-name="T5"> Multiplier() { </text:span><text:span text:style-name="T3">return</text:span><text:span text:style-name="T5"> 10; }</text:span></text:p>
      <text:p text:style-name="P2"><text:s text:c="4"/>}</text:p>
      <text:p text:style-name="P2"/>
      <text:p text:style-name="P1"><text:soft-page-break/><text:span text:style-name="T5"><text:s text:c="4"/></text:span><text:span text:style-name="T7">/// &lt;summary&gt;</text:span></text:p>
      <text:p text:style-name="P1"><text:span text:style-name="T5"><text:s text:c="4"/></text:span><text:span text:style-name="T7">/// A 'TerminalExpression' class</text:span></text:p>
      <text:p text:style-name="P1"><text:span text:style-name="T5"><text:s text:c="4"/></text:span><text:span text:style-name="T7">/// &lt;remarks&gt;</text:span></text:p>
      <text:p text:style-name="P1"><text:span text:style-name="T5"><text:s text:c="4"/></text:span><text:span text:style-name="T7">/// One checks for I, II, III, IV, V, VI, VI, VII, VIII, IX</text:span></text:p>
      <text:p text:style-name="P1"><text:span text:style-name="T5"><text:s text:c="4"/></text:span><text:span text:style-name="T7">/// &lt;/remarks&gt;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OneExpression</text:span><text:span text:style-name="T5"> : Expression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One() { </text:span><text:span text:style-name="T3">return</text:span><text:span text:style-name="T5"> </text:span><text:span text:style-name="T8">"I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our() { </text:span><text:span text:style-name="T3">return</text:span><text:span text:style-name="T5"> </text:span><text:span text:style-name="T8">"IV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Five() { </text:span><text:span text:style-name="T3">return</text:span><text:span text:style-name="T5"> </text:span><text:span text:style-name="T8">"V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string</text:span><text:span text:style-name="T5"> Nine() { </text:span><text:span text:style-name="T3">return</text:span><text:span text:style-name="T5"> </text:span><text:span text:style-name="T8">"IX"</text:span><text:span text:style-name="T5">; }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int</text:span><text:span text:style-name="T5"> Multiplier() { </text:span><text:span text:style-name="T3">return</text:span><text:span text:style-name="T5"> 1; }</text:span></text:p>
      <text:p text:style-name="P2"><text:s text:c="4"/>}</text:p>
      <text:p text:style-name="P3"><text:span text:style-name="T9">}</text:span></text:p>
      <text:p text:style-name="P3"><text:span text:style-name="T2"/></text:p>
      <text:p text:style-name="P3"><text:span text:style-name="T2">--- ---</text:span></text:p>
      <text:p text:style-name="P3"><text:span text:style-name="T2"/></text:p>
      <text:p text:style-name="P4"><text:span text:style-name="T9">MEDIATOR PATTERN (behavioral)</text:span></text:p>
      <text:p text:style-name="P4"><text:span text:style-name="T2"/></text:p>
      <text:p text:style-name="P4"><text:span text:style-name="T2">Define an object that encapsulates how a set of objects interact </text:span></text:p>
      <text:p text:style-name="P4"><text:span text:style-name="T2">(I'm imagining defining football plays here).</text:span></text:p>
      <text:p text:style-name="P4"><text:span text:style-name="T2">Promotes loose coupling by keeping object from referring to each</text:span></text:p>
      <text:p text:style-name="P4"><text:span text:style-name="T2">other explicitly, letting you vary their interactions independently.</text:span></text:p>
      <text:p text:style-name="P4"><text:span text:style-name="T2"/></text:p>
      <text:p text:style-name="P4"><text:span text:style-name="T2">Let you control the communication between each object.</text:span></text:p>
      <text:p text:style-name="P4"><text:span text:style-name="T2"/></text:p>
      <text:p text:style-name="P4"><text:span text:style-name="T2">The mediator will define the abstraction.</text:span></text:p>
      <text:p text:style-name="P4"><text:span text:style-name="T2">ConcreteMediator implements the abstraction.</text:span></text:p>
      <text:p text:style-name="P4"><text:span text:style-name="T2">Colleague classes communicate using the ConcreteMediator,</text:span></text:p>
      <text:p text:style-name="P4"><text:span text:style-name="T2">instead of communicating directly.</text:span></text:p>
      <text:p text:style-name="P4"><text:span text:style-name="T2"/></text:p>
      <text:p text:style-name="P4"><text:span text:style-name="T2">Our example: abstract Chatroom, (concrete) Chatroom,</text:span></text:p>
      <text:p text:style-name="P4"><text:span text:style-name="T2">two participants: Actor, NonActor.</text:span></text:p>
      <text:p text:style-name="P4"><text:span text:style-name="T2"/></text:p>
      <text:p text:style-name="P4"><text:span text:style-name="T2">--- ---</text:span></text:p>
      <text:p text:style-name="P2"/>
      <text:p text:style-name="P5">/// &lt;summary&gt;</text:p>
      <text:p text:style-name="P5">/// This code demonstrates the Mediator pattern facilitating loosely </text:p>
      <text:p text:style-name="P5">/// coupled communication between different Participants registering </text:p>
      <text:p text:style-name="P5">/// with a Chatroom. The Chatroom is the central hub through which all </text:p>
      <text:p text:style-name="P5">/// communication takes place.</text:p>
      <text:p text:style-name="P5">/// &lt;/summary&gt;</text:p>
      <text:p text:style-name="P1"><text:span text:style-name="T3">namespace</text:span><text:span text:style-name="T5"> Mediator.Demonstration</text:span></text:p>
      <text:p text:style-name="P2">{</text:p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Mediator Design Pattern.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lient</text:span></text:p>
      <text:p text:style-name="P2"><text:s text:c="4"/>{</text:p>
      <text:p text:style-name="P1"><text:span text:style-name="T5"><text:s text:c="8"/></text:span><text:span text:style-name="T7">/// &lt;summary&gt;</text:span></text:p>
      <text:p text:style-name="P1"><text:span text:style-name="T5"><text:s text:c="8"/></text:span><text:span text:style-name="T7">/// Entry point into console application.</text:span></text:p>
      <text:p text:style-name="P1"><text:span text:style-name="T5"><text:s text:c="8"/></text:span><text:span text:style-name="T7">/// &lt;/summary&gt;</text:span>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)</text:span></text:p>
      <text:p text:style-name="P2"><text:s text:c="8"/>{</text:p>
      <text:p text:style-name="P1"><text:span text:style-name="T5"><text:s text:c="12"/></text:span><text:span text:style-name="T7">//This block is written last.</text:span></text:p>
      <text:p text:style-name="P2"/>
      <text:p text:style-name="P1"><text:span text:style-name="T5"><text:s text:c="12"/></text:span><text:span text:style-name="T7">//create a chatroom:</text:span></text:p>
      <text:p text:style-name="P1"><text:span text:style-name="T5"><text:s text:c="12"/>Chatroom chatroom = </text:span><text:span text:style-name="T3">new</text:span><text:span text:style-name="T5"> Chatroom();</text:span></text:p>
      <text:p text:style-name="P2"/>
      <text:p text:style-name="P1"><text:span text:style-name="T5"><text:s text:c="12"/></text:span><text:span text:style-name="T7">//and people in it:</text:span></text:p>
      <text:p text:style-name="P1"><text:soft-page-break/><text:span text:style-name="T5"><text:s text:c="12"/>Participant eddie = </text:span><text:span text:style-name="T3">new</text:span><text:span text:style-name="T5"> Actor(</text:span><text:span text:style-name="T8">"Eddie"</text:span><text:span text:style-name="T5">);</text:span></text:p>
      <text:p text:style-name="P1"><text:span text:style-name="T5"><text:s text:c="12"/>Participant wally = </text:span><text:span text:style-name="T3">new</text:span><text:span text:style-name="T5"> Actor(</text:span><text:span text:style-name="T8">"Wally"</text:span><text:span text:style-name="T5">);</text:span></text:p>
      <text:p text:style-name="P1"><text:span text:style-name="T5"><text:s text:c="12"/>Participant beaver = </text:span><text:span text:style-name="T3">new</text:span><text:span text:style-name="T5"> Actor(</text:span><text:span text:style-name="T8">"Beaver"</text:span><text:span text:style-name="T5">);</text:span></text:p>
      <text:p text:style-name="P1"><text:span text:style-name="T5"><text:s text:c="12"/>Participant june = </text:span><text:span text:style-name="T3">new</text:span><text:span text:style-name="T5"> Actor(</text:span><text:span text:style-name="T8">"June"</text:span><text:span text:style-name="T5">);</text:span></text:p>
      <text:p text:style-name="P1"><text:span text:style-name="T5"><text:s text:c="12"/>Participant ward = </text:span><text:span text:style-name="T3">new</text:span><text:span text:style-name="T5"> NonActor(</text:span><text:span text:style-name="T8">"Ward"</text:span><text:span text:style-name="T5">);</text:span></text:p>
      <text:p text:style-name="P2"/>
      <text:p text:style-name="P2"><text:s text:c="12"/>chatroom.Register(eddie);</text:p>
      <text:p text:style-name="P2"><text:s text:c="12"/>chatroom.Register(wally);</text:p>
      <text:p text:style-name="P2"><text:s text:c="12"/>chatroom.Register(beaver);</text:p>
      <text:p text:style-name="P2"><text:s text:c="12"/>chatroom.Register(june);</text:p>
      <text:p text:style-name="P2"><text:s text:c="12"/>chatroom.Register(ward);</text:p>
      <text:p text:style-name="P2"/>
      <text:p text:style-name="P1"><text:span text:style-name="T5"><text:s text:c="12"/></text:span><text:span text:style-name="T7">//have them chat:</text:span></text:p>
      <text:p text:style-name="P1"><text:span text:style-name="T5"><text:s text:c="12"/>eddie.Send(</text:span><text:span text:style-name="T8">"Wally"</text:span><text:span text:style-name="T5">, </text:span><text:span text:style-name="T8">"Lets skip school."</text:span><text:span text:style-name="T5">);</text:span></text:p>
      <text:p text:style-name="P1"><text:span text:style-name="T5"><text:s text:c="12"/>june.Send(</text:span><text:span text:style-name="T8">"Ward"</text:span><text:span text:style-name="T5">, </text:span><text:span text:style-name="T8">"You were a little hard on the beaver last night."</text:span><text:span text:style-name="T5">);</text:span></text:p>
      <text:p text:style-name="P1"><text:span text:style-name="T5"><text:s text:c="12"/>beaver.Send(</text:span><text:span text:style-name="T8">"Wally"</text:span><text:span text:style-name="T5">, </text:span><text:span text:style-name="T8">"Awww, man."</text:span><text:span text:style-name="T5">);</text:span></text:p>
      <text:p text:style-name="P1"><text:span text:style-name="T5"><text:s text:c="12"/>beaver.Send(</text:span><text:span text:style-name="T8">"Eddie"</text:span><text:span text:style-name="T5">, </text:span><text:span text:style-name="T8">"You stink, and you know it."</text:span><text:span text:style-name="T5">);</text:span></text:p>
      <text:p text:style-name="P1"><text:span text:style-name="T5"><text:s text:c="12"/>eddie.Send(</text:span><text:span text:style-name="T8">"June"</text:span><text:span text:style-name="T5">, </text:span><text:span text:style-name="T8">"You look awfully pretty today, Mrs. CLeaver."</text:span><text:span text:style-name="T5">);</text:span></text:p>
      <text:p text:style-name="P2"/>
      <text:p text:style-name="P1"><text:span text:style-name="T5"><text:s text:c="12"/></text:span><text:span text:style-name="T7">//run the program, you'll get a list of the chat messages.</text:span></text:p>
      <text:p text:style-name="P1"><text:span text:style-name="T5"><text:s text:c="12"/></text:span><text:span text:style-name="T7">//presumably it can be more intricate, like messages</text:span></text:p>
      <text:p text:style-name="P1"><text:span text:style-name="T5"><text:s text:c="12"/></text:span><text:span text:style-name="T7">//will go right to a recipient, etc.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Mediator' abstract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wo methods here.</text:span></text:p>
      <text:p text:style-name="P1"><text:span text:style-name="T5"><text:s text:c="4"/></text:span><text:span text:style-name="T3">abstract</text:span><text:span text:style-name="T5"> </text:span><text:span text:style-name="T3">class</text:span><text:span text:style-name="T5"> </text:span><text:span text:style-name="T6">AbstractChatroom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Register(Participant participant);</text:span>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Send(</text:span></text:p>
      <text:p text:style-name="P1"><text:span text:style-name="T5"><text:s text:c="10"/></text:span><text:span text:style-name="T3">string</text:span><text:span text:style-name="T5"> from, </text:span><text:span text:style-name="T3">string</text:span><text:span text:style-name="T5"> to, </text:span><text:span text:style-name="T3">string</text:span><text:span text:style-name="T5"> message);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Mediato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e concrete chatroom</text:span></text:p>
      <text:p text:style-name="P1"><text:span text:style-name="T5"><text:s text:c="4"/></text:span><text:span text:style-name="T7">//Implements the two methods, plus a list of everyone registered.</text:span></text:p>
      <text:p text:style-name="P1"><text:span text:style-name="T5"><text:s text:c="4"/></text:span><text:span text:style-name="T3">class</text:span><text:span text:style-name="T5"> </text:span><text:span text:style-name="T6">Chatroom</text:span><text:span text:style-name="T5"> : AbstractChatroom</text:span></text:p>
      <text:p text:style-name="P2"><text:s text:c="4"/>{</text:p>
      <text:p text:style-name="P1"><text:span text:style-name="T5"><text:s text:c="8"/></text:span><text:span text:style-name="T3">private</text:span><text:span text:style-name="T5"> Dictionary&lt;</text:span><text:span text:style-name="T3">string</text:span><text:span text:style-name="T5">, Participant&gt; _participants =</text:span></text:p>
      <text:p text:style-name="P1"><text:span text:style-name="T5"><text:s text:c="10"/></text:span><text:span text:style-name="T3">new</text:span><text:span text:style-name="T5"> Dictionary&lt;</text:span><text:span text:style-name="T3">string</text:span><text:span text:style-name="T5">, Participant&gt;()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Register(Participant participant)</text:span></text:p>
      <text:p text:style-name="P2"><text:s text:c="8"/>{</text:p>
      <text:p text:style-name="P1"><text:span text:style-name="T5"><text:s text:c="12"/></text:span><text:span text:style-name="T3">if</text:span><text:span text:style-name="T5"> (!_participants.ContainsValue(participant))</text:span></text:p>
      <text:p text:style-name="P2"><text:s text:c="12"/>{</text:p>
      <text:p text:style-name="P2"><text:s text:c="16"/>_participants[participant.Name] = participant;</text:p>
      <text:p text:style-name="P2"><text:s text:c="12"/>}</text:p>
      <text:p text:style-name="P2"/>
      <text:p text:style-name="P1"><text:span text:style-name="T5"><text:s text:c="12"/>participant.Chatroom = </text:span><text:span text:style-name="T3">this</text:span><text:span text:style-name="T5">;</text:span>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Send(</text:span></text:p>
      <text:p text:style-name="P1"><text:span text:style-name="T5"><text:s text:c="10"/></text:span><text:span text:style-name="T3">string</text:span><text:span text:style-name="T5"> from, </text:span><text:span text:style-name="T3">string</text:span><text:span text:style-name="T5"> to, </text:span><text:span text:style-name="T3">string</text:span><text:span text:style-name="T5"> message)</text:span></text:p>
      <text:p text:style-name="P2"><text:s text:c="8"/>{</text:p>
      <text:p text:style-name="P2"><text:s text:c="12"/>Participant participant = _participants[to];</text:p>
      <text:p text:style-name="P2"/>
      <text:p text:style-name="P1"><text:soft-page-break/><text:span text:style-name="T5"><text:s text:c="12"/></text:span><text:span text:style-name="T3">if</text:span><text:span text:style-name="T5"> (participant != </text:span><text:span text:style-name="T3">null</text:span><text:span text:style-name="T5">)</text:span></text:p>
      <text:p text:style-name="P2"><text:s text:c="12"/>{</text:p>
      <text:p text:style-name="P2"><text:s text:c="16"/>participant.Receive(from, message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AbstractColleague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e abstract colleague.</text:span></text:p>
      <text:p text:style-name="P1"><text:span text:style-name="T5"><text:s text:c="4"/></text:span><text:span text:style-name="T7">//includes two methods to Send and Receive</text:span></text:p>
      <text:p text:style-name="P1"><text:span text:style-name="T5"><text:s text:c="4"/></text:span><text:span text:style-name="T3">class</text:span><text:span text:style-name="T5"> </text:span><text:span text:style-name="T6">Participant</text:span></text:p>
      <text:p text:style-name="P2"><text:s text:c="4"/>{</text:p>
      <text:p text:style-name="P1"><text:span text:style-name="T5"><text:s text:c="8"/></text:span><text:span text:style-name="T3">private</text:span><text:span text:style-name="T5"> Chatroom _chatroom;</text:span></text:p>
      <text:p text:style-name="P1"><text:span text:style-name="T5"><text:s text:c="8"/></text:span><text:span text:style-name="T3">private</text:span><text:span text:style-name="T5"> </text:span><text:span text:style-name="T3">string</text:span><text:span text:style-name="T5"> _name;</text:span></text:p>
      <text:p text:style-name="P2"/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Participant(</text:span><text:span text:style-name="T3">string</text:span><text:span text:style-name="T5"> name)</text:span></text:p>
      <text:p text:style-name="P2"><text:s text:c="8"/>{</text:p>
      <text:p text:style-name="P1"><text:span text:style-name="T5"><text:s text:c="12"/></text:span><text:span text:style-name="T3">this</text:span><text:span text:style-name="T5">._name = name;</text:span></text:p>
      <text:p text:style-name="P2"><text:s text:c="8"/>}</text:p>
      <text:p text:style-name="P2"/>
      <text:p text:style-name="P1"><text:span text:style-name="T5"><text:s text:c="8"/></text:span><text:span text:style-name="T7">// Gets participant name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Name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name; }</text:span></text:p>
      <text:p text:style-name="P2"><text:s text:c="8"/>}</text:p>
      <text:p text:style-name="P2"/>
      <text:p text:style-name="P1"><text:span text:style-name="T5"><text:s text:c="8"/></text:span><text:span text:style-name="T7">// Gets chatroom</text:span></text:p>
      <text:p text:style-name="P1"><text:span text:style-name="T5"><text:s text:c="8"/></text:span><text:span text:style-name="T3">public</text:span><text:span text:style-name="T5"> Chatroom Chatroom</text:span></text:p>
      <text:p text:style-name="P2"><text:s text:c="8"/>{</text:p>
      <text:p text:style-name="P1"><text:span text:style-name="T5"><text:s text:c="12"/></text:span><text:span text:style-name="T3">set</text:span><text:span text:style-name="T5"> { _chatroom = value; }</text:span>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chatroom; }</text:span></text:p>
      <text:p text:style-name="P2"><text:s text:c="8"/>}</text:p>
      <text:p text:style-name="P2"/>
      <text:p text:style-name="P1"><text:span text:style-name="T5"><text:s text:c="8"/></text:span><text:span text:style-name="T7">// Sends message to given participant</text:span></text:p>
      <text:p text:style-name="P1"><text:span text:style-name="T5"><text:s text:c="8"/></text:span><text:span text:style-name="T3">public</text:span><text:span text:style-name="T5"> </text:span><text:span text:style-name="T3">void</text:span><text:span text:style-name="T5"> Send(</text:span><text:span text:style-name="T3">string</text:span><text:span text:style-name="T5"> to, </text:span><text:span text:style-name="T3">string</text:span><text:span text:style-name="T5"> message)</text:span></text:p>
      <text:p text:style-name="P2"><text:s text:c="8"/>{</text:p>
      <text:p text:style-name="P2"><text:s text:c="12"/>_chatroom.Send(_name, to, message);</text:p>
      <text:p text:style-name="P2"><text:s text:c="8"/>}</text:p>
      <text:p text:style-name="P2"/>
      <text:p text:style-name="P1"><text:span text:style-name="T5"><text:s text:c="8"/></text:span><text:span text:style-name="T7">// Receives message from given participant</text:span></text:p>
      <text:p text:style-name="P1"><text:span text:style-name="T5"><text:s text:c="8"/></text:span><text:span text:style-name="T3">public</text:span><text:span text:style-name="T5"> </text:span><text:span text:style-name="T3">virtual</text:span><text:span text:style-name="T5"> </text:span><text:span text:style-name="T3">void</text:span><text:span text:style-name="T5"> Receive(</text:span></text:p>
      <text:p text:style-name="P1"><text:span text:style-name="T5"><text:s text:c="10"/></text:span><text:span text:style-name="T3">string</text:span><text:span text:style-name="T5"> from, </text:span><text:span text:style-name="T3">string</text:span><text:span text:style-name="T5"> message)</text:span></text:p>
      <text:p text:style-name="P2"><text:s text:c="8"/>{</text:p>
      <text:p text:style-name="P1"><text:span text:style-name="T5"><text:s text:c="12"/>Console.WriteLine(</text:span><text:span text:style-name="T8">"{0} to {1}: '{2}'"</text:span><text:span text:style-name="T5">,</text:span></text:p>
      <text:p text:style-name="P2"><text:s text:c="14"/>from, Name, message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ConcreteColleague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e first concrete colleague class -- actor</text:span></text:p>
      <text:p text:style-name="P1"><text:span text:style-name="T5"><text:s text:c="4"/></text:span><text:span text:style-name="T7">//note it has Receive but not send</text:span></text:p>
      <text:p text:style-name="P1"><text:span text:style-name="T5"><text:s text:c="4"/></text:span><text:span text:style-name="T7">//must be because the Participant class is abstract, not interface.</text:span></text:p>
      <text:p text:style-name="P1"><text:span text:style-name="T5"><text:s text:c="4"/></text:span><text:span text:style-name="T3">class</text:span><text:span text:style-name="T5"> </text:span><text:span text:style-name="T6">Actor</text:span><text:span text:style-name="T5"> : Participant</text:span></text:p>
      <text:p text:style-name="P2"><text:s text:c="4"/>{</text:p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Actor(</text:span><text:span text:style-name="T3">string</text:span><text:span text:style-name="T5"> name)</text:span></text:p>
      <text:p text:style-name="P1"><text:soft-page-break/><text:span text:style-name="T5"><text:s text:c="10"/>: </text:span><text:span text:style-name="T3">base</text:span><text:span text:style-name="T5">(name) {} </text:span></text:p>
      <text:p text:style-name="P2"/>
      <text:p text:style-name="P2"/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Receive(</text:span><text:span text:style-name="T3">string</text:span><text:span text:style-name="T5"> from, </text:span><text:span text:style-name="T3">string</text:span><text:span text:style-name="T5"> message)</text:span></text:p>
      <text:p text:style-name="P2"><text:s text:c="8"/>{</text:p>
      <text:p text:style-name="P1"><text:span text:style-name="T5"><text:s text:c="12"/>Console.Write(</text:span><text:span text:style-name="T8">"To an Actor: "</text:span><text:span text:style-name="T5">);</text:span></text:p>
      <text:p text:style-name="P1"><text:span text:style-name="T5"><text:s text:c="12"/></text:span><text:span text:style-name="T3">base</text:span><text:span text:style-name="T5">.Receive(from, message)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ConcreteColleague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7">//The other concrete colleague class.</text:span></text:p>
      <text:p text:style-name="P1"><text:span text:style-name="T5"><text:s text:c="4"/></text:span><text:span text:style-name="T3">class</text:span><text:span text:style-name="T5"> </text:span><text:span text:style-name="T6">NonActor</text:span><text:span text:style-name="T5"> : Participant</text:span></text:p>
      <text:p text:style-name="P2"><text:s text:c="4"/>{</text:p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NonActor(</text:span><text:span text:style-name="T3">string</text:span><text:span text:style-name="T5"> name)</text:span></text:p>
      <text:p text:style-name="P1"><text:span text:style-name="T5"><text:s text:c="10"/>: </text:span><text:span text:style-name="T3">base</text:span><text:span text:style-name="T5">(name) { }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Receive(</text:span><text:span text:style-name="T3">string</text:span><text:span text:style-name="T5"> from, </text:span><text:span text:style-name="T3">string</text:span><text:span text:style-name="T5"> message)</text:span></text:p>
      <text:p text:style-name="P2"><text:s text:c="8"/>{</text:p>
      <text:p text:style-name="P1"><text:span text:style-name="T5"><text:s text:c="12"/>Console.Write(</text:span><text:span text:style-name="T8">"To a non-Actor: "</text:span><text:span text:style-name="T5">);</text:span></text:p>
      <text:p text:style-name="P1"><text:span text:style-name="T5"><text:s text:c="12"/></text:span><text:span text:style-name="T3">base</text:span><text:span text:style-name="T5">.Receive(from, message);</text:span></text:p>
      <text:p text:style-name="P2"><text:s text:c="8"/>}</text:p>
      <text:p text:style-name="P2"><text:s text:c="4"/>}</text:p>
      <text:p text:style-name="P2">}</text:p>
      <text:p text:style-name="P4"><text:span text:style-name="T2"/></text:p>
      <text:p text:style-name="P4"><text:span text:style-name="T2">--- ---</text:span></text:p>
      <text:p text:style-name="P4"><text:span text:style-name="T2"/></text:p>
      <text:p text:style-name="P4"><text:span text:style-name="T9">VISITOR PATTERN (behavioral):</text:span></text:p>
      <text:p text:style-name="P4"><text:span text:style-name="T2"/></text:p>
      <text:p text:style-name="P4"><text:span text:style-name="T2">Represent an operation to be performed on the elements of</text:span></text:p>
      <text:p text:style-name="P4"><text:span text:style-name="T2">an object structure. Lets you define a new operation without</text:span></text:p>
      <text:p text:style-name="P4"><text:span text:style-name="T2">changing the classes of the elements on which it operates.</text:span></text:p>
      <text:p text:style-name="P4"><text:span text:style-name="T2"/></text:p>
      <text:p text:style-name="P4"><text:span text:style-name="T2">Lets you add and perform new functionality on objects </text:span></text:p>
      <text:p text:style-name="P4"><text:span text:style-name="T2">without changing the structure of the objects.</text:span></text:p>
      <text:p text:style-name="P4"><text:span text:style-name="T2"/></text:p>
      <text:p text:style-name="P4"><text:span text:style-name="T2">You have an abstract Visitor, and concrete Visitors.</text:span></text:p>
      <text:p text:style-name="P4"><text:span text:style-name="T2">You also have abstract elements, and concrete elements.</text:span></text:p>
      <text:p text:style-name="P4"><text:span text:style-name="T2">The elements have methods that accept visitors are arguments.</text:span></text:p>
      <text:p text:style-name="P4"><text:span text:style-name="T2">Something like that.</text:span></text:p>
      <text:p text:style-name="P4"><text:span text:style-name="T2"/></text:p>
      <text:p text:style-name="P4"><text:span text:style-name="T2">Our example: A list of employees. One visitor to the list will </text:span></text:p>
      <text:p text:style-name="P4"><text:span text:style-name="T2">assess vacation days. The other will assess income.</text:span></text:p>
      <text:p text:style-name="P4"><text:span text:style-name="T2"/></text:p>
      <text:p text:style-name="P4"><text:span text:style-name="T2">--- ---</text:span></text:p>
      <text:p text:style-name="P4"><text:span text:style-name="T2"/></text:p>
      <text:p text:style-name="P5">/// &lt;summary&gt;</text:p>
      <text:p text:style-name="P5">/// This code demonstrates the Visitor pattern in which two </text:p>
      <text:p text:style-name="P5">/// objects traverse a list of Employees and performs the same </text:p>
      <text:p text:style-name="P5">/// operation on each Employee. The two visitor objects </text:p>
      <text:p text:style-name="P5">/// define different operations -- one adjusts vacation days and </text:p>
      <text:p text:style-name="P5">/// the other income.</text:p>
      <text:p text:style-name="P5">/// &lt;/summary&gt;</text:p>
      <text:p text:style-name="P5"><text:span text:style-name="T5"/></text:p>
      <text:p text:style-name="P1"><text:span text:style-name="T3">namespace</text:span><text:span text:style-name="T5"> Visitor.Demonstration</text:span></text:p>
      <text:p text:style-name="P2">{</text:p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Visitor Design Pattern.</text:span></text:p>
      <text:p text:style-name="P1"><text:soft-page-break/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Client</text:span></text:p>
      <text:p text:style-name="P2"><text:s text:c="4"/>{</text:p>
      <text:p text:style-name="P1"><text:span text:style-name="T5"><text:s text:c="8"/></text:span><text:span text:style-name="T3">static</text:span><text:span text:style-name="T5"> </text:span><text:span text:style-name="T3">void</text:span><text:span text:style-name="T5"> Main()</text:span></text:p>
      <text:p text:style-name="P2"><text:s text:c="8"/>{</text:p>
      <text:p text:style-name="P1"><text:span text:style-name="T5"><text:s text:c="12"/></text:span><text:span text:style-name="T7">//this block is written last.</text:span></text:p>
      <text:p text:style-name="P2"/>
      <text:p text:style-name="P1"><text:span text:style-name="T5"><text:s text:c="12"/></text:span><text:span text:style-name="T7">//create a collection of employees:</text:span></text:p>
      <text:p text:style-name="P1"><text:span text:style-name="T5"><text:s text:c="12"/>Employees ees = </text:span><text:span text:style-name="T3">new</text:span><text:span text:style-name="T5"> Employees();</text:span></text:p>
      <text:p text:style-name="P1"><text:span text:style-name="T5"><text:s text:c="12"/>ees.Attach(</text:span><text:span text:style-name="T3">new</text:span><text:span text:style-name="T5"> Clerk());</text:span></text:p>
      <text:p text:style-name="P1"><text:span text:style-name="T5"><text:s text:c="12"/>ees.Attach(</text:span><text:span text:style-name="T3">new</text:span><text:span text:style-name="T5"> Director());</text:span></text:p>
      <text:p text:style-name="P1"><text:span text:style-name="T5"><text:s text:c="12"/>ees.Attach(</text:span><text:span text:style-name="T3">new</text:span><text:span text:style-name="T5"> President());</text:span></text:p>
      <text:p text:style-name="P2"/>
      <text:p text:style-name="P1"><text:span text:style-name="T5"><text:s text:c="12"/></text:span><text:span text:style-name="T7">//employees are visited:</text:span></text:p>
      <text:p text:style-name="P1"><text:span text:style-name="T5"><text:s text:c="12"/>ees.Accept(</text:span><text:span text:style-name="T3">new</text:span><text:span text:style-name="T5"> IncomeVisitor());</text:span></text:p>
      <text:p text:style-name="P1"><text:span text:style-name="T5"><text:s text:c="12"/>ees.Accept(</text:span><text:span text:style-name="T3">new</text:span><text:span text:style-name="T5"> VacationVisitor());</text:span></text:p>
      <text:p text:style-name="P2"/>
      <text:p text:style-name="P2"><text:s text:c="12"/>Console.ReadLine();</text:p>
      <text:p text:style-name="P2"/>
      <text:p text:style-name="P1"><text:span text:style-name="T5"><text:s text:c="12"/></text:span><text:span text:style-name="T7">//run the program, see the income visitor</text:span></text:p>
      <text:p text:style-name="P1"><text:span text:style-name="T5"><text:s text:c="12"/></text:span><text:span text:style-name="T7">//update everyone's income.</text:span></text:p>
      <text:p text:style-name="P1"><text:span text:style-name="T5"><text:s text:c="12"/></text:span><text:span text:style-name="T7">//and the vacation visitor update everyone's vacation days.</text:span></text:p>
      <text:p text:style-name="P1"><text:span text:style-name="T5"><text:s text:c="12"/></text:span><text:span text:style-name="T7">//(ie, run the visitor methods on the Employee classes)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Visitor' interface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interface</text:span><text:span text:style-name="T5"> </text:span><text:span text:style-name="T6">IVisitor</text:span></text:p>
      <text:p text:style-name="P2"><text:s text:c="4"/>{</text:p>
      <text:p text:style-name="P1"><text:span text:style-name="T5"><text:s text:c="8"/></text:span><text:span text:style-name="T3">void</text:span><text:span text:style-name="T5"> Visit(Element element);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ConcreteVisito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IncomeVisitor</text:span><text:span text:style-name="T5"> : IVisito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void</text:span><text:span text:style-name="T5"> Visit(Element element)</text:span></text:p>
      <text:p text:style-name="P2"><text:s text:c="8"/>{</text:p>
      <text:p text:style-name="P1"><text:span text:style-name="T5"><text:s text:c="12"/>Employee employee = element </text:span><text:span text:style-name="T3">as</text:span><text:span text:style-name="T5"> Employee;</text:span></text:p>
      <text:p text:style-name="P2"/>
      <text:p text:style-name="P1"><text:span text:style-name="T5"><text:s text:c="12"/></text:span><text:span text:style-name="T7">// Provide 10% pay raise</text:span></text:p>
      <text:p text:style-name="P2"><text:s text:c="12"/>employee.Income *= 1.10;</text:p>
      <text:p text:style-name="P1"><text:span text:style-name="T5"><text:s text:c="12"/>Console.WriteLine(</text:span><text:span text:style-name="T8">"{0} {1}'s new income: {2:C}"</text:span><text:span text:style-name="T5">,</text:span></text:p>
      <text:p text:style-name="P2"><text:s text:c="14"/>employee.GetType().Name, employee.Name,</text:p>
      <text:p text:style-name="P2"><text:s text:c="14"/>employee.Income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A 'ConcreteVisitor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VacationVisitor</text:span><text:span text:style-name="T5"> : IVisitor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void</text:span><text:span text:style-name="T5"> Visit(Element element)</text:span></text:p>
      <text:p text:style-name="P2"><text:s text:c="8"/>{</text:p>
      <text:p text:style-name="P1"><text:span text:style-name="T5"><text:s text:c="12"/>Employee employee = element </text:span><text:span text:style-name="T3">as</text:span><text:span text:style-name="T5"> Employee;</text:span></text:p>
      <text:p text:style-name="P2"/>
      <text:p text:style-name="P1"><text:span text:style-name="T5"><text:s text:c="12"/></text:span><text:span text:style-name="T7">// Provide 3 extra vacation days</text:span></text:p>
      <text:p text:style-name="P2"><text:soft-page-break/><text:s text:c="12"/>employee.VacationDays += 3;</text:p>
      <text:p text:style-name="P1"><text:span text:style-name="T5"><text:s text:c="12"/>Console.WriteLine(</text:span><text:span text:style-name="T8">"{0} {1}'s new vacation days: {2}"</text:span><text:span text:style-name="T5">,</text:span></text:p>
      <text:p text:style-name="P2"><text:s text:c="14"/>employee.GetType().Name, employee.Name,</text:p>
      <text:p text:style-name="P2"><text:s text:c="14"/>employee.VacationDays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Element' abstract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abstract</text:span><text:span text:style-name="T5"> </text:span><text:span text:style-name="T3">class</text:span><text:span text:style-name="T5"> </text:span><text:span text:style-name="T6">Element</text:span></text:p>
      <text:p text:style-name="P2"><text:s text:c="4"/>{</text:p>
      <text:p text:style-name="P1"><text:span text:style-name="T5"><text:s text:c="8"/></text:span><text:span text:style-name="T3">public</text:span><text:span text:style-name="T5"> </text:span><text:span text:style-name="T3">abstract</text:span><text:span text:style-name="T5"> </text:span><text:span text:style-name="T3">void</text:span><text:span text:style-name="T5"> Accept(IVisitor visitor);</text:span></text:p>
      <text:p text:style-name="P1"><text:span text:style-name="T5"><text:s text:c="8"/></text:span><text:span text:style-name="T7">//this confuses me -- IVisitor and its concrete classes</text:span></text:p>
      <text:p text:style-name="P1"><text:span text:style-name="T5"><text:s text:c="8"/></text:span><text:span text:style-name="T7">//have methods that accept an argument of type Element.</text:span></text:p>
      <text:p text:style-name="P1"><text:span text:style-name="T5"><text:s text:c="8"/></text:span><text:span text:style-name="T7">//but this method, in Element, accepts an argument</text:span></text:p>
      <text:p text:style-name="P1"><text:span text:style-name="T5"><text:s text:c="8"/></text:span><text:span text:style-name="T7">//of type IVisitor.</text:span></text:p>
      <text:p text:style-name="P1"><text:span text:style-name="T5"><text:s text:c="8"/></text:span><text:span text:style-name="T7">//what am I missing?</text:span>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ConcreteElement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Employee</text:span><text:span text:style-name="T5"> : Element</text:span></text:p>
      <text:p text:style-name="P2"><text:s text:c="4"/>{</text:p>
      <text:p text:style-name="P1"><text:span text:style-name="T5"><text:s text:c="8"/></text:span><text:span text:style-name="T3">private</text:span><text:span text:style-name="T5"> </text:span><text:span text:style-name="T3">string</text:span><text:span text:style-name="T5"> _name;</text:span></text:p>
      <text:p text:style-name="P1"><text:span text:style-name="T5"><text:s text:c="8"/></text:span><text:span text:style-name="T3">private</text:span><text:span text:style-name="T5"> </text:span><text:span text:style-name="T3">double</text:span><text:span text:style-name="T5"> _income;</text:span></text:p>
      <text:p text:style-name="P1"><text:span text:style-name="T5"><text:s text:c="8"/></text:span><text:span text:style-name="T3">private</text:span><text:span text:style-name="T5"> </text:span><text:span text:style-name="T3">int</text:span><text:span text:style-name="T5"> _vacationDays;</text:span></text:p>
      <text:p text:style-name="P2"/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Employee(</text:span><text:span text:style-name="T3">string</text:span><text:span text:style-name="T5"> name, </text:span><text:span text:style-name="T3">double</text:span><text:span text:style-name="T5"> income,</text:span></text:p>
      <text:p text:style-name="P1"><text:span text:style-name="T5"><text:s text:c="10"/></text:span><text:span text:style-name="T3">int</text:span><text:span text:style-name="T5"> vacationDays)</text:span></text:p>
      <text:p text:style-name="P2"><text:s text:c="8"/>{</text:p>
      <text:p text:style-name="P1"><text:span text:style-name="T5"><text:s text:c="12"/></text:span><text:span text:style-name="T3">this</text:span><text:span text:style-name="T5">._name = name;</text:span></text:p>
      <text:p text:style-name="P1"><text:span text:style-name="T5"><text:s text:c="12"/></text:span><text:span text:style-name="T3">this</text:span><text:span text:style-name="T5">._income = income;</text:span></text:p>
      <text:p text:style-name="P1"><text:span text:style-name="T5"><text:s text:c="12"/></text:span><text:span text:style-name="T3">this</text:span><text:span text:style-name="T5">._vacationDays = vacationDays;</text:span></text:p>
      <text:p text:style-name="P2"><text:s text:c="8"/>}</text:p>
      <text:p text:style-name="P2"/>
      <text:p text:style-name="P1"><text:span text:style-name="T5"><text:s text:c="8"/></text:span><text:span text:style-name="T7">// Gets or sets the name</text:span></text:p>
      <text:p text:style-name="P1"><text:span text:style-name="T5"><text:s text:c="8"/></text:span><text:span text:style-name="T3">public</text:span><text:span text:style-name="T5"> </text:span><text:span text:style-name="T3">string</text:span><text:span text:style-name="T5"> Name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name; }</text:span></text:p>
      <text:p text:style-name="P1"><text:span text:style-name="T5"><text:s text:c="12"/></text:span><text:span text:style-name="T3">set</text:span><text:span text:style-name="T5"> { _name = value; }</text:span></text:p>
      <text:p text:style-name="P2"><text:s text:c="8"/>}</text:p>
      <text:p text:style-name="P2"/>
      <text:p text:style-name="P1"><text:span text:style-name="T5"><text:s text:c="8"/></text:span><text:span text:style-name="T7">// Gets or sets income</text:span></text:p>
      <text:p text:style-name="P1"><text:span text:style-name="T5"><text:s text:c="8"/></text:span><text:span text:style-name="T3">public</text:span><text:span text:style-name="T5"> </text:span><text:span text:style-name="T3">double</text:span><text:span text:style-name="T5"> Income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income; }</text:span></text:p>
      <text:p text:style-name="P1"><text:span text:style-name="T5"><text:s text:c="12"/></text:span><text:span text:style-name="T3">set</text:span><text:span text:style-name="T5"> { _income = value; }</text:span></text:p>
      <text:p text:style-name="P2"><text:s text:c="8"/>}</text:p>
      <text:p text:style-name="P2"/>
      <text:p text:style-name="P1"><text:span text:style-name="T5"><text:s text:c="8"/></text:span><text:span text:style-name="T7">// Gets or sets number of vacation days</text:span></text:p>
      <text:p text:style-name="P1"><text:span text:style-name="T5"><text:s text:c="8"/></text:span><text:span text:style-name="T3">public</text:span><text:span text:style-name="T5"> </text:span><text:span text:style-name="T3">int</text:span><text:span text:style-name="T5"> VacationDays</text:span></text:p>
      <text:p text:style-name="P2"><text:s text:c="8"/>{</text:p>
      <text:p text:style-name="P1"><text:span text:style-name="T5"><text:s text:c="12"/></text:span><text:span text:style-name="T3">get</text:span><text:span text:style-name="T5"> { </text:span><text:span text:style-name="T3">return</text:span><text:span text:style-name="T5"> _vacationDays; }</text:span></text:p>
      <text:p text:style-name="P1"><text:span text:style-name="T5"><text:s text:c="12"/></text:span><text:span text:style-name="T3">set</text:span><text:span text:style-name="T5"> { _vacationDays = value; }</text:span></text:p>
      <text:p text:style-name="P2"><text:s text:c="8"/>}</text:p>
      <text:p text:style-name="P2"/>
      <text:p text:style-name="P1"><text:span text:style-name="T5"><text:s text:c="8"/></text:span><text:span text:style-name="T7">//when you call Accept on an employee,</text:span></text:p>
      <text:p text:style-name="P1"><text:span text:style-name="T5"><text:s text:c="8"/></text:span><text:span text:style-name="T7">//the passed in visitor gets to visit and do its thing.</text:span></text:p>
      <text:p text:style-name="P1"><text:soft-page-break/><text:span text:style-name="T5"><text:s text:c="8"/></text:span><text:span text:style-name="T7">//I'm still seeing (incorrectly?) a really circular dependency going on??</text:span></text:p>
      <text:p text:style-name="P1"><text:span text:style-name="T5"><text:s text:c="8"/></text:span><text:span text:style-name="T3">public</text:span><text:span text:style-name="T5"> </text:span><text:span text:style-name="T3">override</text:span><text:span text:style-name="T5"> </text:span><text:span text:style-name="T3">void</text:span><text:span text:style-name="T5"> Accept(IVisitor visitor)</text:span></text:p>
      <text:p text:style-name="P2"><text:s text:c="8"/>{</text:p>
      <text:p text:style-name="P1"><text:span text:style-name="T5"><text:s text:c="12"/>visitor.Visit(</text:span><text:span text:style-name="T3">this</text:span><text:span text:style-name="T5">);</text:span>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/ &lt;summary&gt;</text:span></text:p>
      <text:p text:style-name="P1"><text:span text:style-name="T5"><text:s text:c="4"/></text:span><text:span text:style-name="T7">/// The 'ObjectStructure' class</text:span></text:p>
      <text:p text:style-name="P1"><text:span text:style-name="T5"><text:s text:c="4"/></text:span><text:span text:style-name="T7">/// &lt;/summary&gt;</text:span></text:p>
      <text:p text:style-name="P1"><text:span text:style-name="T5"><text:s text:c="4"/></text:span><text:span text:style-name="T3">class</text:span><text:span text:style-name="T5"> </text:span><text:span text:style-name="T6">Employees</text:span></text:p>
      <text:p text:style-name="P2"><text:s text:c="4"/>{</text:p>
      <text:p text:style-name="P1"><text:span text:style-name="T5"><text:s text:c="8"/></text:span><text:span text:style-name="T3">private</text:span><text:span text:style-name="T5"> List&lt;Employee&gt; _employees = </text:span><text:span text:style-name="T3">new</text:span><text:span text:style-name="T5"> List&lt;Employee&gt;();</text:span>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Attach(Employee employee)</text:span></text:p>
      <text:p text:style-name="P2"><text:s text:c="8"/>{</text:p>
      <text:p text:style-name="P2"><text:s text:c="12"/>_employees.Add(employee);</text:p>
      <text:p text:style-name="P2"><text:s text:c="8"/>}</text:p>
      <text:p text:style-name="P2"/>
      <text:p text:style-name="P1"><text:span text:style-name="T5"><text:s text:c="8"/></text:span><text:span text:style-name="T3">public</text:span><text:span text:style-name="T5"> </text:span><text:span text:style-name="T3">void</text:span><text:span text:style-name="T5"> Detach(Employee employee)</text:span></text:p>
      <text:p text:style-name="P2"><text:s text:c="8"/>{</text:p>
      <text:p text:style-name="P2"><text:s text:c="12"/>_employees.Remove(employee);</text:p>
      <text:p text:style-name="P2"><text:s text:c="8"/>}</text:p>
      <text:p text:style-name="P2"/>
      <text:p text:style-name="P1"><text:span text:style-name="T5"><text:s text:c="8"/></text:span><text:span text:style-name="T7">//allowing a visitor to visit the Employees class.</text:span></text:p>
      <text:p text:style-name="P1"><text:span text:style-name="T5"><text:s text:c="8"/></text:span><text:span text:style-name="T7">//this specific loop allows a visit to each Employee.</text:span></text:p>
      <text:p text:style-name="P1"><text:span text:style-name="T5"><text:s text:c="8"/></text:span><text:span text:style-name="T3">public</text:span><text:span text:style-name="T5"> </text:span><text:span text:style-name="T3">void</text:span><text:span text:style-name="T5"> Accept(IVisitor visitor)</text:span></text:p>
      <text:p text:style-name="P2"><text:s text:c="8"/>{</text:p>
      <text:p text:style-name="P1"><text:span text:style-name="T5"><text:s text:c="12"/></text:span><text:span text:style-name="T3">foreach</text:span><text:span text:style-name="T5"> (Employee e </text:span><text:span text:style-name="T3">in</text:span><text:span text:style-name="T5"> _employees)</text:span></text:p>
      <text:p text:style-name="P2"><text:s text:c="12"/>{</text:p>
      <text:p text:style-name="P2"><text:s text:c="16"/>e.Accept(visitor);</text:p>
      <text:p text:style-name="P2"><text:s text:c="12"/>}</text:p>
      <text:p text:style-name="P2"><text:s text:c="12"/>Console.WriteLine();</text:p>
      <text:p text:style-name="P2"><text:s text:c="8"/>}</text:p>
      <text:p text:style-name="P2"><text:s text:c="4"/>}</text:p>
      <text:p text:style-name="P2"/>
      <text:p text:style-name="P1"><text:span text:style-name="T5"><text:s text:c="4"/></text:span><text:span text:style-name="T7">// Three employee types</text:span></text:p>
      <text:p text:style-name="P2"/>
      <text:p text:style-name="P1"><text:span text:style-name="T5"><text:s text:c="4"/></text:span><text:span text:style-name="T3">class</text:span><text:span text:style-name="T5"> </text:span><text:span text:style-name="T6">Clerk</text:span><text:span text:style-name="T5"> : Employee</text:span></text:p>
      <text:p text:style-name="P2"><text:s text:c="4"/>{</text:p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Clerk()</text:span></text:p>
      <text:p text:style-name="P1"><text:span text:style-name="T5"><text:s text:c="10"/>: </text:span><text:span text:style-name="T3">base</text:span><text:span text:style-name="T5">(</text:span><text:span text:style-name="T8">"Harry"</text:span><text:span text:style-name="T5">, 25000.0, 14) {}</text:span></text:p>
      <text:p text:style-name="P2"><text:s text:c="4"/>}</text:p>
      <text:p text:style-name="P2"/>
      <text:p text:style-name="P1"><text:span text:style-name="T5"><text:s text:c="4"/></text:span><text:span text:style-name="T3">class</text:span><text:span text:style-name="T5"> </text:span><text:span text:style-name="T6">Director</text:span><text:span text:style-name="T5"> : Employee</text:span></text:p>
      <text:p text:style-name="P2"><text:s text:c="4"/>{</text:p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Director()</text:span></text:p>
      <text:p text:style-name="P1"><text:span text:style-name="T5"><text:s text:c="10"/>: </text:span><text:span text:style-name="T3">base</text:span><text:span text:style-name="T5">(</text:span><text:span text:style-name="T8">"Edward"</text:span><text:span text:style-name="T5">, 35000.0, 16) {}</text:span></text:p>
      <text:p text:style-name="P2"><text:s text:c="4"/>}</text:p>
      <text:p text:style-name="P2"/>
      <text:p text:style-name="P1"><text:span text:style-name="T5"><text:s text:c="4"/></text:span><text:span text:style-name="T3">class</text:span><text:span text:style-name="T5"> </text:span><text:span text:style-name="T6">President</text:span><text:span text:style-name="T5"> : Employee</text:span></text:p>
      <text:p text:style-name="P2"><text:s text:c="4"/>{</text:p>
      <text:p text:style-name="P1"><text:span text:style-name="T5"><text:s text:c="8"/></text:span><text:span text:style-name="T7">// Constructor</text:span></text:p>
      <text:p text:style-name="P1"><text:span text:style-name="T5"><text:s text:c="8"/></text:span><text:span text:style-name="T3">public</text:span><text:span text:style-name="T5"> President()</text:span></text:p>
      <text:p text:style-name="P1"><text:span text:style-name="T5"><text:s text:c="10"/>: </text:span><text:span text:style-name="T3">base</text:span><text:span text:style-name="T5">(</text:span><text:span text:style-name="T8">"Damond"</text:span><text:span text:style-name="T5">, 45000.0, 21) {}</text:span></text:p>
      <text:p text:style-name="P2"><text:s text:c="4"/>}</text:p>
      <text:p text:style-name="P3"><text:span text:style-name="T9">}</text:span></text:p>
      <text:p text:style-name="P3"><text:span text:style-name="T2"/></text:p>
      <text:p text:style-name="P3"><text:span text:style-name="T2">--- --- <text:s text:c="2"/>End of course two of th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le Sudik</meta:initial-creator>
    <meta:creation-date>2019-10-20T22:17:18.81</meta:creation-date>
    <dc:date>2019-10-22T17:44:27.62</dc:date>
    <dc:creator>Gabrielle Sudik</dc:creator>
    <meta:editing-duration>P1DT19H27M</meta:editing-duration>
    <meta:editing-cycles>16</meta:editing-cycles>
    <meta:generator>OpenOffice/4.1.6$Win32 OpenOffice.org_project/416m1$Build-9790</meta:generator>
    <meta:document-statistic meta:table-count="0" meta:image-count="0" meta:object-count="0" meta:page-count="23" meta:paragraph-count="1210" meta:word-count="4761" meta:character-count="39665"/>
  </office:meta>
</office:document-meta>
</file>